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35cm"/>
    </style:style>
    <style:style style:name="gr8" style:family="graphic" style:parent-style-name="standard">
      <style:graphic-properties draw:stroke="none" svg:stroke-color="#000000" draw:fill="none" draw:fill-color="#ffffff" fo:min-height="1.27cm"/>
    </style:style>
    <style:style style:name="gr9" style:family="graphic" style:parent-style-name="standard">
      <style:graphic-properties draw:fill="solid" draw:fill-color="#e6e6ff" draw:textarea-horizontal-align="justify" draw:textarea-vertical-align="middle" draw:auto-grow-height="fals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ffff99" draw:textarea-horizontal-align="justify" draw:textarea-vertical-align="middle" draw:auto-grow-height="fals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stroke="dash" draw:stroke-dash="_32__20_Dots_20_1_20_Dash" draw:marker-end="Double_20_Arrow" draw:marker-end-width="0.3cm" draw:textarea-horizontal-align="center" draw:textarea-vertical-align="middle"/>
    </style:style>
    <style:style style:name="gr15" style:family="graphic" style:parent-style-name="standard">
      <style:graphic-properties draw:fill="solid" draw:fill-color="#e6e64c" draw:textarea-horizontal-align="justify" draw:textarea-vertical-align="middle" draw:auto-grow-height="false"/>
    </style:style>
    <style:style style:name="gr16" style:family="graphic" style:parent-style-name="standard">
      <style:graphic-properties draw:fill="solid" draw:fill-color="#33cc66" draw:textarea-horizontal-align="justify" draw:textarea-vertical-align="middle" draw:auto-grow-height="false"/>
    </style:style>
    <style:style style:name="gr17" style:family="graphic" style:parent-style-name="standard">
      <style:graphic-properties draw:stroke="none" svg:stroke-color="#000000" draw:fill="none" draw:fill-color="#ffffff" fo:min-height="0.768cm"/>
    </style:style>
    <style:style style:name="gr18" style:family="graphic" style:parent-style-name="standard">
      <style:graphic-properties draw:stroke="none" svg:stroke-color="#000000" draw:fill="none" draw:fill-color="#ffffff" fo:min-height="0.769cm"/>
    </style:style>
    <style:style style:name="gr19" style:family="graphic" style:parent-style-name="standard">
      <style:graphic-properties draw:stroke="none" svg:stroke-color="#000000" draw:fill="none" draw:fill-color="#ffffff" fo:min-height="6.552cm"/>
    </style:style>
    <style:style style:name="gr20" style:family="graphic" style:parent-style-name="standard">
      <style:graphic-properties draw:stroke="none" svg:stroke-color="#000000" draw:fill="none" draw:fill-color="#ffffff" fo:min-height="1.02cm"/>
    </style:style>
    <style:style style:name="gr21" style:family="graphic" style:parent-style-name="standard">
      <style:graphic-properties draw:ole-draw-aspect="1"/>
    </style:style>
    <style:style style:name="gr22" style:family="graphic" style:parent-style-name="standard">
      <style:graphic-properties svg:stroke-width="0.406cm" svg:stroke-color="#008000" draw:marker-start-width="0.914cm" draw:marker-end="Arrow" draw:marker-end-width="0.914cm" draw:fill="solid" draw:fill-color="#00ae00" draw:textarea-horizontal-align="center" draw:textarea-vertical-align="middle" fo:padding-top="0.328cm" fo:padding-bottom="0.328cm" fo:padding-left="0.453cm" fo:padding-right="0.453cm"/>
    </style:style>
    <style:style style:name="gr23" style:family="graphic" style:parent-style-name="standard">
      <style:graphic-properties draw:stroke="none" svg:stroke-color="#000000" draw:fill="none" draw:fill-color="#ffffff" fo:min-height="2.54cm"/>
    </style:style>
    <style:style style:name="gr24" style:family="graphic" style:parent-style-name="standard">
      <style:graphic-properties draw:fill="solid" draw:fill-color="#cccccc" draw:textarea-horizontal-align="justify" draw:textarea-vertical-align="middle" draw:auto-grow-height="false"/>
    </style:style>
    <style:style style:name="gr25" style:family="graphic" style:parent-style-name="standard">
      <style:graphic-properties draw:fill="solid" draw:fill-color="#33cc66" draw:textarea-vertical-align="middle" draw:auto-grow-height="false" fo:min-height="0.749cm" fo:min-width="0.499cm"/>
    </style:style>
    <style:style style:name="gr26" style:family="graphic" style:parent-style-name="standard">
      <style:graphic-properties draw:fill="solid" draw:fill-color="#e6e64c" draw:textarea-vertical-align="middle" draw:auto-grow-height="false" fo:min-height="0.749cm" fo:min-width="0.499cm"/>
    </style:style>
    <style:style style:name="gr27" style:family="graphic" style:parent-style-name="standard">
      <style:graphic-properties draw:stroke="none" svg:stroke-color="#000000" draw:fill="none" draw:fill-color="#ffffff" fo:min-height="0.727cm"/>
    </style:style>
    <style:style style:name="gr28" style:family="graphic" style:parent-style-name="standard">
      <style:graphic-properties draw:stroke="none" svg:stroke-color="#000000" draw:fill="none" draw:fill-color="#ffffff" fo:min-height="6.61cm"/>
    </style:style>
    <style:style style:name="gr29" style:family="graphic" style:parent-style-name="standard">
      <style:graphic-properties draw:stroke="none" svg:stroke-width="0cm" svg:stroke-color="#cccc00" draw:marker-start="" draw:marker-start-width="0.686cm" draw:marker-start-center="false" draw:marker-end="" draw:marker-end-width="0.686cm" draw:marker-end-center="false" svg:stroke-opacity="100%" draw:stroke-linejoin="round" draw:fill="solid" draw:fill-color="#cccc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0" style:family="graphic" style:parent-style-name="standard">
      <style:graphic-properties draw:stroke="none" svg:stroke-width="0cm" svg:stroke-color="#cccc00" draw:marker-start-width="0.686cm" draw:marker-end="" draw:marker-end-width="0.686cm" draw:fill="solid" draw:fill-color="#cccc00" draw:opacity="100%" dr3d:depth="0.951cm" dr3d:close-front="true" dr3d:close-back="true" dr3d:texture-generation-mode-x="parallel" dr3d:texture-generation-mode-y="parallel"/>
    </style:style>
    <style:style style:name="gr31" style:family="graphic" style:parent-style-name="standard">
      <style:graphic-properties svg:stroke-width="0.406cm" svg:stroke-color="#b3b300" draw:marker-start-width="0.914cm" draw:marker-end="Arrow" draw:marker-end-width="0.914cm" draw:textarea-horizontal-align="center" draw:textarea-vertical-align="middle" fo:padding-top="0.328cm" fo:padding-bottom="0.328cm" fo:padding-left="0.453cm" fo:padding-right="0.453cm"/>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stroke="none" svg:stroke-color="#000000" draw:fill="none" draw:fill-color="#ffffff" fo:min-height="5.685cm"/>
    </style:style>
    <style:style style:name="gr34" style:family="graphic" style:parent-style-name="standard">
      <style:graphic-properties draw:stroke="none" svg:stroke-color="#000000" draw:fill="none" draw:fill-color="#ffffff" fo:min-height="2.29cm"/>
    </style:style>
    <style:style style:name="gr35" style:family="graphic" style:parent-style-name="standard">
      <style:graphic-properties draw:textarea-vertical-align="middle" draw:auto-grow-height="false" fo:min-height="0.749cm" fo:min-width="0.499cm"/>
    </style:style>
    <style:style style:name="gr36" style:family="graphic" style:parent-style-name="standard">
      <style:graphic-properties draw:stroke="none" svg:stroke-color="#ff0000" draw:fill="none" draw:fill-color="#ffffff" fo:min-height="1.305cm"/>
    </style:style>
    <style:style style:name="gr37" style:family="graphic" style:parent-style-name="standard">
      <style:graphic-properties draw:stroke="none" svg:stroke-color="#000000" draw:fill="none" draw:fill-color="#ffffff" fo:min-height="0cm"/>
    </style:style>
    <style:style style:name="gr38" style:family="graphic" style:parent-style-name="standard">
      <style:graphic-properties draw:stroke="none" svg:stroke-color="#000000" draw:fill="none" draw:fill-color="#ffffff" fo:min-height="2.59cm"/>
    </style:style>
    <style:style style:name="gr39" style:family="graphic" style:parent-style-name="standard">
      <style:graphic-properties draw:stroke="none" svg:stroke-color="#000000" draw:fill="none" draw:fill-color="#ffffff" fo:min-height="3.225cm"/>
    </style:style>
    <style:style style:name="gr40" style:family="graphic" style:parent-style-name="standard">
      <style:graphic-properties draw:textarea-horizontal-align="justify" draw:textarea-vertical-align="middle" draw:auto-grow-height="false"/>
    </style:style>
    <style:style style:name="gr41" style:family="graphic" style:parent-style-name="standard">
      <style:graphic-properties draw:stroke="none" svg:stroke-width="0cm" svg:stroke-color="#00ff00" draw:marker-start="" draw:marker-start-width="0.762cm" draw:marker-start-center="false" draw:marker-end="" draw:marker-end-width="0.762cm" draw:marker-end-center="false" svg:stroke-opacity="100%" draw:stroke-linejoin="round"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2" style:family="graphic" style:parent-style-name="standard">
      <style:graphic-properties draw:stroke="none" svg:stroke-width="0cm" svg:stroke-color="#00ff00" draw:marker-start-width="0.762cm" draw:marker-end-width="0.762cm" draw:fill="solid" draw:fill-color="#00ff00" draw:opacity="100%" dr3d:depth="0.918cm" dr3d:close-front="true" dr3d:close-back="true" dr3d:texture-generation-mode-x="parallel" dr3d:texture-generation-mode-y="parallel"/>
    </style:style>
    <style:style style:name="gr43"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4" style:family="graphic" style:parent-style-name="standard">
      <style:graphic-properties draw:stroke="none" svg:stroke-width="0cm" draw:fill="solid" draw:fill-color="#0099ff" draw:shadow="hidden" dr3d:depth="0.724cm" dr3d:close-front="true" dr3d:close-back="true" dr3d:texture-generation-mode-x="parallel" dr3d:texture-generation-mode-y="parallel"/>
    </style:style>
    <style:style style:name="gr45" style:family="graphic" style:parent-style-name="standard">
      <style:graphic-properties draw:stroke="none" draw:fill="solid" draw:fill-color="#000000" dr3d:depth="0.814cm" dr3d:close-front="true" dr3d:close-back="true" dr3d:texture-generation-mode-x="parallel" dr3d:texture-generation-mode-y="parallel"/>
    </style:style>
    <style:style style:name="gr46" style:family="graphic" style:parent-style-name="standard">
      <style:graphic-properties draw:stroke="none" svg:stroke-width="0cm" draw:fill="solid" draw:fill-color="#ff6633" dr3d:depth="0.599cm" dr3d:close-front="true" dr3d:close-back="true" dr3d:texture-generation-mode-x="parallel" dr3d:texture-generation-mode-y="parallel"/>
    </style:style>
    <style:style style:name="gr47" style:family="graphic" style:parent-style-name="standard">
      <style:graphic-properties draw:stroke="none" draw:fill="solid" draw:fill-color="#000000" dr3d:depth="0.674cm" dr3d:close-front="true" dr3d:close-back="true" dr3d:texture-generation-mode-x="parallel" dr3d:texture-generation-mode-y="parallel"/>
    </style:style>
    <style:style style:name="gr48" style:family="graphic" style:parent-style-name="standard">
      <style:graphic-properties draw:stroke="none" svg:stroke-width="0cm" svg:stroke-color="#999999" draw:marker-start="" draw:marker-start-width="0.655cm" draw:marker-start-center="false" draw:marker-end="Arrow" draw:marker-end-width="0.755cm" draw:marker-end-center="false" svg:stroke-opacity="100%" draw:stroke-linejoin="round" draw:fill="solid" draw:fill-color="#9999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9" style:family="graphic" style:parent-style-name="standard">
      <style:graphic-properties draw:stroke="none" svg:stroke-width="0cm" svg:stroke-color="#999999" draw:marker-start-width="0.655cm" draw:marker-end="Arrow" draw:marker-end-width="0.755cm" draw:fill="solid" draw:fill-color="#999999" draw:opacity="100%" dr3d:depth="0.641cm" dr3d:close-front="true" dr3d:close-back="true" dr3d:texture-generation-mode-x="parallel" dr3d:texture-generation-mode-y="parallel"/>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weight="bold"/>
    </style:style>
    <style:style style:name="P5" style:family="paragraph">
      <style:paragraph-properties fo:margin-left="0cm" fo:margin-right="0cm" fo:text-align="center" fo:text-indent="0cm"/>
      <style:text-properties fo:font-size="16pt"/>
    </style:style>
    <style:style style:name="P6" style:family="paragraph">
      <style:paragraph-properties fo:margin-left="0cm" fo:margin-right="0cm" fo:text-align="center" fo:text-indent="0cm"/>
      <style:text-properties fo:font-size="14pt"/>
    </style:style>
    <style:style style:name="P7" style:family="paragraph">
      <style:paragraph-properties fo:margin-left="0cm" fo:margin-right="0cm" fo:text-indent="0cm"/>
      <style:text-properties fo:font-size="14pt" fo:font-weight="bold"/>
    </style:style>
    <style:style style:name="P8" style:family="paragraph">
      <style:paragraph-properties fo:margin-left="0cm" fo:margin-right="0cm" fo:text-indent="0cm"/>
      <style:text-properties fo:font-size="16pt"/>
    </style:style>
    <style:style style:name="P9" style:family="paragraph">
      <style:paragraph-properties fo:margin-left="0cm" fo:margin-right="0cm" fo:text-indent="0cm"/>
      <style:text-properties fo:font-size="22pt" fo:font-weight="bold"/>
    </style:style>
    <style:style style:name="P10" style:family="paragraph">
      <style:paragraph-properties fo:margin-left="0cm" fo:margin-right="0cm" fo:text-indent="0cm"/>
      <style:text-properties fo:font-size="18pt" fo:font-weight="normal"/>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style:use-window-font-color="true" fo:font-size="18pt" fo:font-weight="bold" style:font-size-asian="18pt" style:font-size-complex="18pt"/>
    </style:style>
    <style:style style:name="P13" style:family="paragraph">
      <style:paragraph-properties fo:margin-left="0cm" fo:margin-right="0cm" fo:text-align="center" fo:text-indent="0cm"/>
      <style:text-properties fo:color="#ff0000" fo:font-size="14pt" fo:font-weight="bold" style:font-size-asian="18pt" style:font-size-complex="18pt"/>
    </style:style>
    <style:style style:name="P14" style:family="paragraph">
      <style:paragraph-properties fo:margin-left="0cm" fo:margin-right="0cm" fo:text-align="end" fo:text-indent="0cm"/>
      <style:text-properties fo:color="#ff0000" fo:font-size="16pt" fo:font-weight="bold" style:font-size-asian="18pt" style:font-size-complex="18pt"/>
    </style:style>
    <style:style style:name="P15" style:family="paragraph">
      <style:paragraph-properties fo:margin-left="0cm" fo:margin-right="0cm" fo:text-align="end" fo:text-indent="0cm"/>
      <style:text-properties fo:font-size="16pt" fo:font-weight="bold"/>
    </style:style>
    <style:style style:name="P16" style:family="paragraph">
      <style:paragraph-properties fo:text-align="center"/>
      <style:text-properties fo:color="#ff0000" fo:font-size="14pt" fo:font-weight="bold"/>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indent="0cm"/>
      <style:text-properties fo:font-size="18pt" fo:font-weight="bold"/>
    </style:style>
    <style:style style:name="P19" style:family="paragraph">
      <style:paragraph-properties fo:margin-left="0cm" fo:margin-right="0cm" fo:text-indent="0cm"/>
      <style:text-properties fo:font-size="18pt"/>
    </style:style>
    <style:style style:name="P20" style:family="paragraph">
      <style:paragraph-properties fo:text-align="start"/>
    </style:style>
    <style:style style:name="T1" style:family="text">
      <style:text-properties fo:font-size="12pt"/>
    </style:style>
    <style:style style:name="T2" style:family="text">
      <style:text-properties fo:font-size="16pt"/>
    </style:style>
    <style:style style:name="T3" style:family="text">
      <style:text-properties fo:font-weight="bold"/>
    </style:style>
    <style:style style:name="T4" style:family="text">
      <style:text-properties fo:font-size="14pt"/>
    </style:style>
    <style:style style:name="T5" style:family="text">
      <style:text-properties fo:font-size="14pt" fo:font-weight="bold"/>
    </style:style>
    <style:style style:name="T6" style:family="text">
      <style:text-properties fo:font-size="16pt" fo:font-weight="bold"/>
    </style:style>
    <style:style style:name="T7" style:family="text">
      <style:text-properties fo:font-size="22pt" fo:font-weight="bold"/>
    </style:style>
    <style:style style:name="T8" style:family="text">
      <style:text-properties fo:font-size="18pt" fo:font-weight="bold"/>
    </style:style>
    <style:style style:name="T9" style:family="text">
      <style:text-properties fo:font-size="18pt" fo:font-weight="normal"/>
    </style:style>
    <style:style style:name="T10" style:family="text">
      <style:text-properties style:use-window-font-color="true" fo:font-size="18pt" fo:font-weight="bold" style:font-size-asian="18pt" style:font-size-complex="18pt"/>
    </style:style>
    <style:style style:name="T11" style:family="text">
      <style:text-properties style:use-window-font-color="true" fo:font-size="12pt" fo:font-weight="bold" style:font-size-asian="18pt" style:font-size-complex="18pt"/>
    </style:style>
    <style:style style:name="T12" style:family="text">
      <style:text-properties fo:color="#ff0000" fo:font-size="14pt" fo:font-weight="bold" style:font-size-asian="18pt" style:font-size-complex="18pt"/>
    </style:style>
    <style:style style:name="T13" style:family="text">
      <style:text-properties fo:color="#ff0000" fo:font-size="16pt" fo:font-weight="bold" style:font-size-asian="18pt" style:font-size-complex="18pt"/>
    </style:style>
    <style:style style:name="T14" style:family="text">
      <style:text-properties fo:color="#ff0000" fo:font-size="14pt" fo:font-weight="bold"/>
    </style:style>
    <style:style style:name="T15" style:family="text">
      <style:text-properties fo:font-size="18pt"/>
    </style:style>
    <style:style style:name="T16" style:family="text">
      <style:text-properties fo:font-size="16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7" draw:layer="layout" svg:width="10.16cm" svg:height="17.05cm" svg:x="1cm" svg:y="9.89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 draw:layer="layout" svg:width="4.445cm" svg:height="2.54cm" svg:x="1.635cm" svg:y="1cm">
          <text:p text:style-name="P2">Create new interLocutor inst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3.175cm" svg:x="9.255cm" svg:y="4.81cm">
          <text:p text:style-name="P2">Initialize DB connection</text:p>
          <draw:enhanced-geometry svg:viewBox="0 0 21600 21600" draw:type="rectangle" draw:enhanced-path="M 0 0 L 21600 0 21600 21600 0 21600 0 0 Z N"/>
        </draw:custom-shape>
        <draw:custom-shape draw:style-name="gr2" draw:text-style-name="P2" draw:id="id2" draw:layer="layout" svg:width="6.35cm" svg:height="2.54cm" svg:x="7.35cm" svg:y="1cm">
          <text:p text:style-name="P2">Add query &amp; control sets</text:p>
          <draw:enhanced-geometry svg:viewBox="0 0 21600 21600" draw:type="rectangle" draw:enhanced-path="M 0 0 L 21600 0 21600 21600 0 21600 0 0 Z N"/>
        </draw:custom-shape>
        <draw:custom-shape draw:style-name="gr2" draw:text-style-name="P2" draw:id="id4" draw:layer="layout" svg:width="5.08cm" svg:height="3.175cm" svg:x="15.51cm" svg:y="4.81cm">
          <text:p text:style-name="P2">Add choice of target tracks in DB</text:p>
          <draw:enhanced-geometry svg:viewBox="0 0 21600 21600" draw:type="rectangle" draw:enhanced-path="M 0 0 L 21600 0 21600 21600 0 21600 0 0 Z N"/>
        </draw:custom-shape>
        <draw:custom-shape draw:style-name="gr3" draw:text-style-name="P1" draw:id="id3" draw:layer="layout" svg:width="5.715cm" svg:height="2.54cm" svg:x="14.97cm" svg:y="1cm">
          <text:p text:style-name="P2">Set minSupport</text:p>
          <draw:enhanced-geometry svg:viewBox="0 0 21600 21600" draw:type="rectangle" draw:enhanced-path="M 0 0 L 21600 0 21600 21600 0 21600 0 0 Z N"/>
        </draw:custom-shape>
        <draw:custom-shape draw:style-name="gr2" draw:text-style-name="P2" draw:id="id8" draw:layer="layout" svg:width="5.715cm" svg:height="1.905cm" svg:x="2.905cm" svg:y="13.065cm">
          <text:p text:style-name="P2">Intersect query &amp; target set with LIA</text:p>
          <draw:enhanced-geometry svg:viewBox="0 0 21600 21600" draw:mirror-horizontal="false" draw:mirror-vertical="false" draw:type="rectangle" draw:enhanced-path="M 0 0 L 21600 0 21600 21600 0 21600 0 0 Z N"/>
        </draw:custom-shape>
        <draw:custom-shape draw:style-name="gr2" draw:text-style-name="P2" draw:id="id9" draw:layer="layout" svg:width="5.715cm" svg:height="2.54cm" svg:x="2.905cm" svg:y="16.24cm">
          <text:p text:style-name="P2">Process resulting LocusNexus</text:p>
          <text:p text:style-name="P2">(Fig 3)</text:p>
          <draw:enhanced-geometry svg:viewBox="0 0 21600 21600" draw:mirror-horizontal="false" draw:mirror-vertical="false" draw:type="rectangle" draw:enhanced-path="M 0 0 L 21600 0 21600 21600 0 21600 0 0 Z N"/>
        </draw:custom-shape>
        <draw:frame draw:style-name="gr4" draw:text-style-name="P4" draw:layer="layout" svg:width="9.525cm" svg:height="2.155cm" svg:x="0.365cm" svg:y="8.62cm">
          <draw:text-box>
            <text:p text:style-name="P3">For each target annotation track in list</text:p>
          </draw:text-box>
        </draw:frame>
        <draw:custom-shape draw:style-name="gr2" draw:text-style-name="P2" draw:id="id6" draw:layer="layout" svg:width="5.08cm" svg:height="3.175cm" svg:x="2.905cm" svg:y="4.81cm">
          <text:p text:style-name="P2">Process terms from query set</text:p>
          <text:p text:style-name="P2">(Fig 2)</text:p>
          <draw:enhanced-geometry svg:viewBox="0 0 21600 21600" draw:type="rectangle" draw:enhanced-path="M 0 0 L 21600 0 21600 21600 0 21600 0 0 Z N"/>
        </draw:custom-shape>
        <draw:connector draw:style-name="gr5" draw:text-style-name="P1" draw:layer="layout" svg:x1="6.08cm" svg:y1="2.27cm" svg:x2="7.35cm" svg:y2="2.27cm" draw:start-shape="id1" draw:start-glue-point="1" draw:end-shape="id2" draw:end-glue-point="3">
          <text:p text:style-name="P3"/>
        </draw:connector>
        <draw:connector draw:style-name="gr5" draw:text-style-name="P1" draw:layer="layout" svg:x1="13.7cm" svg:y1="2.27cm" svg:x2="14.97cm" svg:y2="2.27cm" draw:start-shape="id2" draw:start-glue-point="1" draw:end-shape="id3" draw:end-glue-point="3">
          <text:p text:style-name="P3"/>
        </draw:connector>
        <draw:connector draw:style-name="gr5" draw:text-style-name="P1" draw:layer="layout" svg:x1="17.827cm" svg:y1="3.54cm" svg:x2="18.05cm" svg:y2="4.81cm" draw:start-shape="id3" draw:start-glue-point="2" draw:end-shape="id4">
          <text:p text:style-name="P3"/>
        </draw:connector>
        <draw:connector draw:style-name="gr5" draw:text-style-name="P1" draw:layer="layout" svg:x1="15.51cm" svg:y1="6.397cm" svg:x2="14.335cm" svg:y2="6.397cm" draw:start-shape="id4" draw:start-glue-point="3" draw:end-shape="id5" draw:end-glue-point="1">
          <text:p text:style-name="P3"/>
        </draw:connector>
        <draw:connector draw:style-name="gr5" draw:text-style-name="P1" draw:layer="layout" svg:x1="9.255cm" svg:y1="6.397cm" svg:x2="7.985cm" svg:y2="6.397cm" draw:start-shape="id5" draw:start-glue-point="3" draw:end-shape="id6">
          <text:p text:style-name="P3"/>
        </draw:connector>
        <draw:connector draw:style-name="gr5" draw:text-style-name="P1" draw:layer="layout" svg:x1="5.445cm" svg:y1="7.985cm" svg:x2="6.08cm" svg:y2="9.89cm" draw:start-shape="id6" draw:start-glue-point="2" draw:end-shape="id7" draw:end-glue-point="0">
          <text:p text:style-name="P3"/>
        </draw:connector>
        <draw:connector draw:style-name="gr5" draw:text-style-name="P1" draw:layer="layout" svg:x1="5.762cm" svg:y1="14.97cm" svg:x2="5.762cm" svg:y2="16.24cm" draw:start-shape="id8" draw:start-glue-point="2" draw:end-shape="id9" draw:end-glue-point="0">
          <text:p text:style-name="P3"/>
        </draw:connector>
        <draw:custom-shape draw:style-name="gr2" draw:text-style-name="P2" draw:id="id10" draw:layer="layout" svg:width="5.715cm" svg:height="4.034cm" svg:x="13.7cm" svg:y="13.065cm">
          <text:p text:style-name="P2">Calculate frequencies for all combinations of terms (Fig 5)</text:p>
          <draw:enhanced-geometry svg:viewBox="0 0 21600 21600" draw:type="rectangle" draw:enhanced-path="M 0 0 L 21600 0 21600 21600 0 21600 0 0 Z N"/>
        </draw:custom-shape>
        <draw:connector draw:style-name="gr5" draw:text-style-name="P1" draw:layer="layout" draw:line-skew="0cm 0cm -2.04cm" svg:x1="6.08cm" svg:y1="26.94cm" svg:x2="16.557cm" svg:y2="13.065cm" draw:start-shape="id7" draw:start-glue-point="2" draw:end-shape="id10" draw:end-glue-point="0">
          <text:p text:style-name="P3"/>
        </draw:connector>
        <draw:custom-shape draw:style-name="gr3" draw:text-style-name="P1" draw:id="id11" draw:layer="layout" svg:width="4.675cm" svg:height="3.362cm" svg:x="14.22cm" svg:y="19.863cm">
          <text:p text:style-name="P2">Comple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16.557cm" svg:y1="17.099cm" svg:x2="16.557cm" svg:y2="19.863cm" draw:start-shape="id10" draw:start-glue-point="2" draw:end-shape="id11" draw:end-glue-point="0">
          <text:p text:style-name="P3"/>
        </draw:connector>
        <draw:custom-shape draw:style-name="gr6" draw:text-style-name="P1" draw:id="id14" draw:layer="layout" svg:width="8.89cm" svg:height="6.89cm" svg:x="1.635cm" svg:y="20.05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6.985cm" svg:height="0.962cm" svg:x="1cm" svg:y="19.088cm">
          <draw:text-box>
            <text:p text:style-name="P3">For each control set</text:p>
          </draw:text-box>
        </draw:frame>
        <draw:custom-shape draw:style-name="gr2" draw:text-style-name="P2" draw:id="id12" draw:layer="layout" svg:width="5.715cm" svg:height="1.905cm" svg:x="3.54cm" svg:y="20.685cm">
          <text:p text:style-name="P2">Intersect control &amp; target set with LIA</text:p>
          <draw:enhanced-geometry svg:viewBox="0 0 21600 21600" draw:mirror-horizontal="false" draw:mirror-vertical="false" draw:type="rectangle" draw:enhanced-path="M 0 0 L 21600 0 21600 21600 0 21600 0 0 Z N"/>
        </draw:custom-shape>
        <draw:custom-shape draw:style-name="gr2" draw:text-style-name="P2" draw:id="id13" draw:layer="layout" svg:width="5.715cm" svg:height="2.54cm" svg:x="3.54cm" svg:y="23.86cm">
          <text:p text:style-name="P2">Process resulting control LocusNexus</text:p>
          <text:p text:style-name="P2">(Fig 4)</text:p>
          <draw:enhanced-geometry svg:viewBox="0 0 21600 21600" draw:mirror-horizontal="false" draw:mirror-vertical="false" draw:type="rectangle" draw:enhanced-path="M 0 0 L 21600 0 21600 21600 0 21600 0 0 Z N"/>
        </draw:custom-shape>
        <draw:connector draw:style-name="gr5" draw:text-style-name="P1" draw:layer="layout" svg:x1="6.397cm" svg:y1="22.59cm" svg:x2="6.397cm" svg:y2="23.86cm" draw:start-shape="id12" draw:start-glue-point="2" draw:end-shape="id13" draw:end-glue-point="0">
          <text:p text:style-name="P3"/>
        </draw:connector>
        <draw:connector draw:style-name="gr5" draw:text-style-name="P1" draw:layer="layout" svg:x1="5.762cm" svg:y1="18.78cm" svg:x2="6.08cm" svg:y2="20.05cm" draw:start-shape="id9" draw:start-glue-point="2" draw:end-shape="id14" draw:end-glue-point="0">
          <text:p text:style-name="P3"/>
        </draw:connector>
        <draw:custom-shape draw:style-name="gr2" draw:text-style-name="P2" draw:layer="layout" svg:width="6.35cm" svg:height="1.905cm" svg:x="2.27cm" svg:y="10.525cm">
          <text:p text:style-name="P2">Retrieve target track from DB</text:p>
          <draw:enhanced-geometry svg:viewBox="0 0 21600 21600" draw:type="rectangle" draw:enhanced-path="M 0 0 L 21600 0 21600 21600 0 21600 0 0 Z N"/>
        </draw:custom-shape>
      </draw:page>
      <draw:page draw:name="page2" draw:style-name="dp1" draw:master-page-name="Default">
        <office:forms form:automatic-focus="false" form:apply-design-mode="false"/>
        <draw:frame draw:style-name="gr8" draw:text-style-name="P3" draw:layer="layout" svg:width="8.89cm" svg:height="1.52cm" svg:x="6.08cm" svg:y="1cm">
          <draw:text-box>
            <text:p text:style-name="P3">Process terms from query set</text:p>
          </draw:text-box>
        </draw:frame>
        <draw:frame draw:style-name="gr8" draw:text-style-name="P3" draw:layer="layout" svg:width="8.89cm" svg:height="1.52cm" svg:x="1cm" svg:y="2.655cm">
          <draw:text-box>
            <text:p text:style-name="P3">For each term in query set</text:p>
          </draw:text-box>
        </draw:frame>
        <draw:custom-shape draw:style-name="gr9" draw:text-style-name="P1" draw:layer="layout" svg:width="19.05cm" svg:height="17.78cm" svg:x="1.54cm" svg:y="3.54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19" draw:layer="layout" svg:width="16.51cm" svg:height="10.16cm" svg:x="3.54cm" svg:y="9.89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5" draw:layer="layout" svg:width="5.715cm" svg:height="3.81cm" svg:x="4.08cm" svg:y="10.216cm">
          <text:p text:style-name="P2">Is term already in our list?</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id="id18" draw:layer="layout" svg:width="6.35cm" svg:height="3.81cm" svg:x="8.62cm" svg:y="4.175cm">
          <text:p text:style-name="P2">Select terms associated with current locus </text:p>
          <text:p text:style-name="P2"><text:span text:style-name="T1">(chromosome, strand, id, source, type and all entries of type string in annotation)</text:span></text:p>
          <draw:enhanced-geometry svg:viewBox="0 0 21600 21600" draw:type="rectangle" draw:enhanced-path="M 0 0 L 21600 0 21600 21600 0 21600 0 0 Z N"/>
        </draw:custom-shape>
        <draw:frame draw:style-name="gr8" draw:text-style-name="P3" draw:layer="layout" svg:width="10.16cm" svg:height="1.52cm" svg:x="1.54cm" svg:y="9.005cm">
          <draw:text-box>
            <text:p text:style-name="P3">For each term for this query locus</text:p>
          </draw:text-box>
        </draw:frame>
        <draw:custom-shape draw:style-name="gr2" draw:text-style-name="P2" draw:id="id16" draw:layer="layout" svg:width="5.715cm" svg:height="1.905cm" svg:x="13.605cm" svg:y="11.16cm">
          <text:p text:style-name="P2">Add term to list</text:p>
          <draw:enhanced-geometry svg:viewBox="0 0 21600 21600" draw:type="rectangle" draw:enhanced-path="M 0 0 L 21600 0 21600 21600 0 21600 0 0 Z N"/>
        </draw:custom-shape>
        <draw:custom-shape draw:style-name="gr2" draw:text-style-name="P2" draw:id="id17" draw:layer="layout" svg:width="6.985cm" svg:height="2.54cm" svg:x="7.89cm" svg:y="16.24cm">
          <text:p text:style-name="P2">Flag current query locus as intersecting with this term</text:p>
          <draw:enhanced-geometry svg:viewBox="0 0 21600 21600" draw:type="rectangle" draw:enhanced-path="M 0 0 L 21600 0 21600 21600 0 21600 0 0 Z N"/>
        </draw:custom-shape>
        <draw:connector draw:style-name="gr11" draw:text-style-name="P2" draw:layer="layout" svg:x1="9.793cm" svg:y1="12.12cm" svg:x2="13.605cm" svg:y2="12.112cm" draw:start-shape="id15" draw:start-glue-point="7" draw:end-shape="id16" draw:end-glue-point="3">
          <text:p text:style-name="P2">FALSE</text:p>
        </draw:connector>
        <draw:connector draw:style-name="gr11" draw:text-style-name="P2" draw:layer="layout" svg:x1="6.936cm" svg:y1="14.026cm" svg:x2="11.382cm" svg:y2="16.24cm" draw:start-shape="id15" draw:start-glue-point="6" draw:end-shape="id17">
          <text:p text:style-name="P2">TRUE</text:p>
        </draw:connector>
        <draw:connector draw:style-name="gr5" draw:text-style-name="P1" draw:layer="layout" svg:x1="16.462cm" svg:y1="13.065cm" svg:x2="11.382cm" svg:y2="16.24cm" draw:start-shape="id16" draw:start-glue-point="2" draw:end-shape="id17">
          <text:p text:style-name="P3"/>
        </draw:connector>
        <draw:connector draw:style-name="gr5" draw:text-style-name="P1" draw:layer="layout" svg:x1="11.795cm" svg:y1="7.985cm" svg:x2="11.795cm" svg:y2="9.89cm" draw:start-shape="id18" draw:start-glue-point="2" draw:end-shape="id19">
          <text:p text:style-name="P3"/>
        </draw:connector>
      </draw:page>
      <draw:page draw:name="page3" draw:style-name="dp1" draw:master-page-name="Default">
        <office:forms form:automatic-focus="false" form:apply-design-mode="false"/>
        <draw:custom-shape draw:style-name="gr9" draw:text-style-name="P1" draw:layer="layout" svg:width="19.05cm" svg:height="21.59cm" svg:x="1.635cm" svg:y="3.54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25" draw:layer="layout" svg:width="16.51cm" svg:height="10.16cm" svg:x="3.54cm" svg:y="13.7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15.875cm" svg:height="1.52cm" svg:x="1cm" svg:y="2.655cm">
          <draw:text-box>
            <text:p text:style-name="P3">For each row in LocusNexus</text:p>
          </draw:text-box>
        </draw:frame>
        <draw:custom-shape draw:style-name="gr2" draw:text-style-name="P2" draw:id="id20" draw:layer="layout" svg:width="5.715cm" svg:height="3.81cm" svg:x="4.175cm" svg:y="14.026cm">
          <text:p text:style-name="P2">Is term already in our list?</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id="id23" draw:layer="layout" svg:width="6.35cm" svg:height="2.54cm" svg:x="6.715cm" svg:y="4.175cm">
          <text:p text:style-name="P2">Set current query locus and target locus</text:p>
          <draw:enhanced-geometry svg:viewBox="0 0 21600 21600" draw:type="rectangle" draw:enhanced-path="M 0 0 L 21600 0 21600 21600 0 21600 0 0 Z N"/>
        </draw:custom-shape>
        <draw:custom-shape draw:style-name="gr2" draw:text-style-name="P2" draw:id="id24" draw:layer="layout" svg:width="6.35cm" svg:height="3.81cm" svg:x="6.715cm" svg:y="7.985cm">
          <text:p text:style-name="P2">Select terms associated with target locus </text:p>
          <text:p text:style-name="P2"><text:span text:style-name="T1">(id, source, type and all entries of type string in annotation)</text:span></text:p>
          <draw:enhanced-geometry svg:viewBox="0 0 21600 21600" draw:type="rectangle" draw:enhanced-path="M 0 0 L 21600 0 21600 21600 0 21600 0 0 Z N"/>
        </draw:custom-shape>
        <draw:frame draw:style-name="gr8" draw:text-style-name="P3" draw:layer="layout" svg:width="10.16cm" svg:height="1.52cm" svg:x="1.635cm" svg:y="12.815cm">
          <draw:text-box>
            <text:p text:style-name="P3">For each term for this target locus</text:p>
          </draw:text-box>
        </draw:frame>
        <draw:custom-shape draw:style-name="gr2" draw:text-style-name="P2" draw:id="id21" draw:layer="layout" svg:width="5.715cm" svg:height="1.905cm" svg:x="13.7cm" svg:y="14.97cm">
          <text:p text:style-name="P2">Add term to list</text:p>
          <draw:enhanced-geometry svg:viewBox="0 0 21600 21600" draw:type="rectangle" draw:enhanced-path="M 0 0 L 21600 0 21600 21600 0 21600 0 0 Z N"/>
        </draw:custom-shape>
        <draw:custom-shape draw:style-name="gr2" draw:text-style-name="P2" draw:id="id22" draw:layer="layout" svg:width="6.985cm" svg:height="2.54cm" svg:x="7.985cm" svg:y="20.05cm">
          <text:p text:style-name="P2">Flag matching query locus as intersecting with this term</text:p>
          <draw:enhanced-geometry svg:viewBox="0 0 21600 21600" draw:type="rectangle" draw:enhanced-path="M 0 0 L 21600 0 21600 21600 0 21600 0 0 Z N"/>
        </draw:custom-shape>
        <draw:connector draw:style-name="gr11" draw:text-style-name="P2" draw:layer="layout" svg:x1="9.888cm" svg:y1="15.93cm" svg:x2="13.7cm" svg:y2="15.922cm" draw:start-shape="id20" draw:start-glue-point="7" draw:end-shape="id21" draw:end-glue-point="3">
          <text:p text:style-name="P2">FALSE</text:p>
        </draw:connector>
        <draw:connector draw:style-name="gr11" draw:text-style-name="P2" draw:layer="layout" svg:x1="7.031cm" svg:y1="17.836cm" svg:x2="11.477cm" svg:y2="20.05cm" draw:start-shape="id20" draw:start-glue-point="6" draw:end-shape="id22">
          <text:p text:style-name="P2">TRUE</text:p>
        </draw:connector>
        <draw:connector draw:style-name="gr5" draw:text-style-name="P1" draw:layer="layout" svg:x1="16.557cm" svg:y1="16.875cm" svg:x2="11.477cm" svg:y2="20.05cm" draw:start-shape="id21" draw:start-glue-point="2" draw:end-shape="id22">
          <text:p text:style-name="P3"/>
        </draw:connector>
        <draw:connector draw:style-name="gr5" draw:text-style-name="P1" draw:layer="layout" svg:x1="9.89cm" svg:y1="6.715cm" svg:x2="9.89cm" svg:y2="7.985cm" draw:start-shape="id23" draw:start-glue-point="2" draw:end-shape="id24" draw:end-glue-point="0">
          <text:p text:style-name="P3"/>
        </draw:connector>
        <draw:connector draw:style-name="gr5" draw:text-style-name="P1" draw:layer="layout" svg:x1="9.89cm" svg:y1="11.795cm" svg:x2="11.795cm" svg:y2="13.7cm" draw:start-shape="id24" draw:start-glue-point="2" draw:end-shape="id25">
          <text:p text:style-name="P3"/>
        </draw:connector>
        <draw:frame draw:style-name="gr8" draw:text-style-name="P3" draw:layer="layout" svg:width="11.43cm" svg:height="1.52cm" svg:x="7.985cm" svg:y="1cm">
          <draw:text-box>
            <text:p text:style-name="P3">Process LocusNexus</text:p>
          </draw:text-box>
        </draw:frame>
      </draw:page>
      <draw:page draw:name="page4" draw:style-name="dp1" draw:master-page-name="Default">
        <office:forms form:automatic-focus="false" form:apply-design-mode="false"/>
        <draw:custom-shape draw:style-name="gr9" draw:text-style-name="P1" draw:layer="layout" svg:width="19.05cm" svg:height="21.59cm" svg:x="1.636cm" svg:y="3.54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30" draw:layer="layout" svg:width="16.51cm" svg:height="10.16cm" svg:x="3.54cm" svg:y="13.7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15.875cm" svg:height="1.52cm" svg:x="1.001cm" svg:y="2.655cm">
          <draw:text-box>
            <text:p text:style-name="P3">For each row in LocusNexus</text:p>
          </draw:text-box>
        </draw:frame>
        <draw:custom-shape draw:style-name="gr2" draw:text-style-name="P2" draw:id="id26" draw:layer="layout" svg:width="5.715cm" svg:height="3.81cm" svg:x="8.62cm" svg:y="14.335cm">
          <text:p text:style-name="P2">Is term already in our list?</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id="id28" draw:layer="layout" svg:width="6.35cm" svg:height="2.54cm" svg:x="6.716cm" svg:y="4.175cm">
          <text:p text:style-name="P2">Set current control locus and target locus</text:p>
          <draw:enhanced-geometry svg:viewBox="0 0 21600 21600" draw:type="rectangle" draw:enhanced-path="M 0 0 L 21600 0 21600 21600 0 21600 0 0 Z N"/>
        </draw:custom-shape>
        <draw:custom-shape draw:style-name="gr2" draw:text-style-name="P2" draw:id="id29" draw:layer="layout" svg:width="6.35cm" svg:height="3.81cm" svg:x="6.716cm" svg:y="7.985cm">
          <text:p text:style-name="P2">Select terms associated with target locus </text:p>
          <text:p text:style-name="P2"><text:span text:style-name="T1">(id, source, type and all entries of type string in annotation)</text:span></text:p>
          <draw:enhanced-geometry svg:viewBox="0 0 21600 21600" draw:type="rectangle" draw:enhanced-path="M 0 0 L 21600 0 21600 21600 0 21600 0 0 Z N"/>
        </draw:custom-shape>
        <draw:frame draw:style-name="gr8" draw:text-style-name="P3" draw:layer="layout" svg:width="10.16cm" svg:height="1.52cm" svg:x="1.636cm" svg:y="12.815cm">
          <draw:text-box>
            <text:p text:style-name="P3">For each term for this target locus</text:p>
          </draw:text-box>
        </draw:frame>
        <draw:custom-shape draw:style-name="gr2" draw:text-style-name="P2" draw:id="id27" draw:layer="layout" svg:width="6.985cm" svg:height="2.54cm" svg:x="7.986cm" svg:y="20.05cm">
          <text:p text:style-name="P2">Flag matching control locus as intersecting with this term</text:p>
          <draw:enhanced-geometry svg:viewBox="0 0 21600 21600" draw:type="rectangle" draw:enhanced-path="M 0 0 L 21600 0 21600 21600 0 21600 0 0 Z N"/>
        </draw:custom-shape>
        <draw:connector draw:style-name="gr11" draw:text-style-name="P2" draw:layer="layout" svg:x1="11.476cm" svg:y1="18.145cm" svg:x2="11.478cm" svg:y2="20.05cm" draw:start-shape="id26" draw:start-glue-point="6" draw:end-shape="id27">
          <text:p text:style-name="P2">TRUE</text:p>
        </draw:connector>
        <draw:connector draw:style-name="gr5" draw:text-style-name="P1" draw:layer="layout" svg:x1="9.891cm" svg:y1="6.715cm" svg:x2="9.891cm" svg:y2="7.985cm" draw:start-shape="id28" draw:start-glue-point="2" draw:end-shape="id29" draw:end-glue-point="0">
          <text:p text:style-name="P3"/>
        </draw:connector>
        <draw:connector draw:style-name="gr5" draw:text-style-name="P1" draw:layer="layout" svg:x1="9.891cm" svg:y1="11.795cm" svg:x2="11.795cm" svg:y2="13.7cm" draw:start-shape="id29" draw:start-glue-point="2" draw:end-shape="id30">
          <text:p text:style-name="P3"/>
        </draw:connector>
        <draw:frame draw:style-name="gr8" draw:text-style-name="P3" draw:layer="layout" svg:width="11.43cm" svg:height="1.52cm" svg:x="7.986cm" svg:y="1cm">
          <draw:text-box>
            <text:p text:style-name="P3">Process Control LocusNexus</text:p>
          </draw:text-box>
        </draw:frame>
      </draw:page>
      <draw:page draw:name="page5" draw:style-name="dp1" draw:master-page-name="Default">
        <office:forms form:automatic-focus="false" form:apply-design-mode="false"/>
        <draw:custom-shape draw:style-name="gr12" draw:text-style-name="P1" draw:id="id39" draw:layer="layout" svg:width="19.59cm" svg:height="21.495cm" svg:x="1cm" svg:y="5.445cm">
          <text:p text:style-name="P3"/>
          <draw:enhanced-geometry svg:viewBox="0 0 21600 21600" draw:text-areas="2540 0 19060 21600" draw:type="flowchart-predefined-process" draw:enhanced-path="M 0 0 L 21600 0 21600 21600 0 21600 Z N M 2540 0 L 2540 21600 N M 19060 0 L 19060 21600 N"/>
        </draw:custom-shape>
        <draw:custom-shape draw:style-name="gr13" draw:text-style-name="P1" draw:id="id36" draw:layer="layout" svg:width="17.78cm" svg:height="16.51cm" svg:x="2.27cm" svg:y="9.89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40" draw:layer="layout" svg:width="6.35cm" svg:height="2.54cm" svg:x="7.985cm" svg:y="6.08cm">
          <text:p text:style-name="P5"><text:span text:style-name="T2">Receive arguments: currentAnnotationTerm, currentRemainingSet</text:span></text:p>
          <draw:enhanced-geometry svg:viewBox="0 0 21600 21600" draw:type="rectangle" draw:enhanced-path="M 0 0 L 21600 0 21600 21600 0 21600 0 0 Z N"/>
        </draw:custom-shape>
        <draw:custom-shape draw:style-name="gr2" draw:text-style-name="P2" draw:id="id34" draw:layer="layout" svg:width="6.985cm" svg:height="2.54cm" svg:x="6.715cm" svg:y="19.415cm">
          <text:p text:style-name="P2">Store newComboTerm in term list</text:p>
          <draw:enhanced-geometry svg:viewBox="0 0 21600 21600" draw:type="rectangle" draw:enhanced-path="M 0 0 L 21600 0 21600 21600 0 21600 0 0 Z N"/>
        </draw:custom-shape>
        <draw:frame draw:style-name="gr8" draw:text-style-name="P4" draw:layer="layout" svg:width="11.43cm" svg:height="1.52cm" svg:x="7.985cm" svg:y="1cm">
          <draw:text-box>
            <text:p text:style-name="P4"><text:span text:style-name="T3">Generate Combinations</text:span></text:p>
          </draw:text-box>
        </draw:frame>
        <draw:custom-shape draw:style-name="gr2" draw:text-style-name="P6" draw:id="id37" draw:layer="layout" svg:width="8.89cm" svg:height="1.905cm" svg:x="0.365cm" svg:y="2.27cm">
          <text:p text:style-name="P6"><text:span text:style-name="T4">init currentAnnotationTerm = NULL</text:span></text:p>
          <text:p text:style-name="P6"><text:span text:style-name="T4">init currentRemainingSet = [All Unary Terms]</text:span></text:p>
          <draw:enhanced-geometry svg:viewBox="0 0 21600 21600" draw:type="rectangle" draw:enhanced-path="M 0 0 L 21600 0 21600 21600 0 21600 0 0 Z N"/>
        </draw:custom-shape>
        <draw:frame draw:style-name="gr7" draw:text-style-name="P7" draw:layer="layout" svg:width="21.955cm" svg:height="0.885cm" svg:x="0cm" svg:y="4.81cm">
          <draw:text-box>
            <text:p text:style-name="P7"><text:span text:style-name="T5">f(x,y) = RecursiveCombinationGenerator( currentAnnotationTerm, currentRemainingSet )</text:span></text:p>
          </draw:text-box>
        </draw:frame>
        <draw:custom-shape draw:style-name="gr2" draw:text-style-name="P6" draw:id="id38" draw:layer="layout" svg:width="8.89cm" svg:height="1.905cm" svg:x="11.795cm" svg:y="2.271cm">
          <text:p text:style-name="P6"><text:span text:style-name="T4">call RecursiveCombinationGenerator( currentAnnotationTerm, currentRemainingSet)</text:span></text:p>
          <draw:enhanced-geometry svg:viewBox="0 0 21600 21600" draw:type="rectangle" draw:enhanced-path="M 0 0 L 21600 0 21600 21600 0 21600 0 0 Z N"/>
        </draw:custom-shape>
        <draw:frame draw:style-name="gr7" draw:text-style-name="P3" draw:layer="layout" svg:width="17.145cm" svg:height="0.962cm" svg:x="1.635cm" svg:y="9.255cm">
          <draw:text-box>
            <text:p text:style-name="P3">For each currentUnaryTerm in currentRemainingSet</text:p>
          </draw:text-box>
        </draw:frame>
        <draw:custom-shape draw:style-name="gr2" draw:text-style-name="P5" draw:id="id33" draw:layer="layout" svg:width="8.255cm" svg:height="4.445cm" svg:x="6.08cm" svg:y="13.7cm">
          <text:p text:style-name="P5"><text:span text:style-name="T2">support(newComboTerm) &gt;= minSuppor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5" draw:id="id31" draw:layer="layout" svg:width="6.985cm" svg:height="1.905cm" svg:x="3.54cm" svg:y="10.525cm">
          <text:p text:style-name="P5"><text:span text:style-name="T2">Set newComboTerm = currentAnnotationTerm + currentUnaryTerm</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 svg:x1="10.525cm" svg:y1="11.477cm" svg:x2="11.16cm" svg:y2="11.477cm" draw:start-shape="id31" draw:end-shape="id32">
          <text:p text:style-name="P3"/>
        </draw:connector>
        <draw:custom-shape draw:style-name="gr2" draw:text-style-name="P5" draw:id="id35" draw:layer="layout" svg:width="10.795cm" svg:height="1.905cm" svg:x="4.81cm" svg:y="22.59cm">
          <text:p text:style-name="P5"><text:span text:style-name="T2">call RecursiveCombinationGenerator( newComboTerm, remainingSet)</text:span></text:p>
          <draw:enhanced-geometry svg:viewBox="0 0 21600 21600" draw:type="rectangle" draw:enhanced-path="M 0 0 L 21600 0 21600 21600 0 21600 0 0 Z N"/>
        </draw:custom-shape>
        <draw:connector draw:style-name="gr11" draw:text-style-name="P1" draw:layer="layout" draw:type="line" svg:x1="10.207cm" svg:y1="18.145cm" svg:x2="10.207cm" svg:y2="19.415cm" draw:start-shape="id33" draw:start-glue-point="6" draw:end-shape="id34" draw:end-glue-point="0">
          <text:p text:style-name="P2">TRUE</text:p>
        </draw:connector>
        <draw:connector draw:style-name="gr5" draw:text-style-name="P1" draw:layer="layout" draw:type="line" svg:x1="10.207cm" svg:y1="21.955cm" svg:x2="10.207cm" svg:y2="22.59cm" draw:start-shape="id34" draw:start-glue-point="2" draw:end-shape="id35" draw:end-glue-point="0">
          <text:p text:style-name="P3"/>
        </draw:connector>
        <draw:connector draw:style-name="gr11" draw:text-style-name="P1" draw:layer="layout" draw:line-skew="-2.406cm -1.771cm" svg:x1="14.335cm" svg:y1="15.922cm" svg:x2="11.16cm" svg:y2="26.4cm" draw:start-shape="id33" draw:start-glue-point="7" draw:end-shape="id36" draw:end-glue-point="2">
          <text:p text:style-name="P2"><text:s text:c="37"/>FALSE</text:p>
        </draw:connector>
        <draw:connector draw:style-name="gr5" draw:text-style-name="P1" draw:layer="layout" draw:line-skew="-1.771cm" svg:x1="10.207cm" svg:y1="24.495cm" svg:x2="11.16cm" svg:y2="26.4cm" draw:start-shape="id35" draw:start-glue-point="2" draw:end-shape="id36">
          <text:p text:style-name="P3"/>
        </draw:connector>
        <draw:custom-shape draw:style-name="gr2" draw:text-style-name="P5" draw:id="id32" draw:layer="layout" svg:width="7.62cm" svg:height="1.905cm" svg:x="11.16cm" svg:y="10.525cm">
          <text:p text:style-name="P5"><text:span text:style-name="T2">remainingSet = all terms following currentUnaryTerm</text:span></text:p>
          <draw:enhanced-geometry svg:viewBox="0 0 21600 21600" draw:type="rectangle" draw:enhanced-path="M 0 0 L 21600 0 21600 21600 0 21600 0 0 Z N"/>
        </draw:custom-shape>
        <draw:connector draw:style-name="gr5" draw:text-style-name="P1" draw:layer="layout" svg:x1="14.97cm" svg:y1="12.43cm" svg:x2="10.207cm" svg:y2="13.7cm" draw:start-shape="id32" draw:start-glue-point="2" draw:end-shape="id33" draw:end-glue-point="4">
          <text:p text:style-name="P3"/>
        </draw:connector>
        <draw:connector draw:style-name="gr5" draw:text-style-name="P1" draw:layer="layout" svg:x1="9.255cm" svg:y1="3.222cm" svg:x2="11.795cm" svg:y2="3.223cm" draw:start-shape="id37" draw:start-glue-point="1" draw:end-shape="id38" draw:end-glue-point="3">
          <text:p text:style-name="P3"/>
        </draw:connector>
        <draw:connector draw:style-name="gr14" draw:text-style-name="P1" draw:layer="layout" draw:line-skew="-0.135cm" svg:x1="4.81cm" svg:y1="23.542cm" svg:x2="1cm" svg:y2="16.192cm" draw:start-shape="id35" draw:start-glue-point="3" draw:end-shape="id39">
          <text:p text:style-name="P3"/>
        </draw:connector>
        <draw:connector draw:style-name="gr5" draw:text-style-name="P1" draw:layer="layout" svg:x1="11.16cm" svg:y1="8.62cm" svg:x2="11.16cm" svg:y2="9.89cm" draw:start-shape="id40" draw:start-glue-point="2" draw:end-shape="id36">
          <text:p text:style-name="P3"/>
        </draw:connector>
      </draw:page>
      <draw:page draw:name="page6" draw:style-name="dp1" draw:master-page-name="Default">
        <office:forms form:automatic-focus="false" form:apply-design-mode="false"/>
        <draw:custom-shape draw:style-name="gr1" draw:text-style-name="P1" draw:layer="layout" svg:width="19.59cm" svg:height="13.24cm" svg:x="1cm" svg:y="13.7cm">
          <text:p text:style-name="P3"/>
          <draw:enhanced-geometry svg:viewBox="0 0 21600 21600" draw:type="rectangle" draw:enhanced-path="M 0 0 L 21600 0 21600 21600 0 21600 0 0 Z N"/>
        </draw:custom-shape>
        <draw:custom-shape draw:style-name="gr10" draw:text-style-name="P1" draw:id="id43" draw:layer="layout" svg:width="13.335cm" svg:height="11.97cm" svg:x="1.253cm" svg:y="14.263cm">
          <text:p text:style-name="P3"/>
          <draw:enhanced-geometry svg:viewBox="0 0 21600 21600" draw:type="rectangle" draw:enhanced-path="M 0 0 L 21600 0 21600 21600 0 21600 0 0 Z N"/>
        </draw:custom-shape>
        <draw:custom-shape draw:style-name="gr15" draw:text-style-name="P1" draw:layer="layout" svg:width="6.349cm" svg:height="8.109cm" svg:x="7.423cm" svg:y="15.108cm">
          <text:p text:style-name="P3"/>
          <draw:enhanced-geometry svg:viewBox="0 0 21600 21600" draw:mirror-horizontal="false" draw:mirror-vertical="false" draw:type="rectangle" draw:enhanced-path="M 0 0 L 21600 0 21600 21600 0 21600 0 0 Z N"/>
        </draw:custom-shape>
        <draw:custom-shape draw:style-name="gr15" draw:text-style-name="P1" draw:layer="layout" svg:width="6.349cm" svg:height="8.109cm" svg:x="7.169cm" svg:y="14.898cm">
          <text:p text:style-name="P3"/>
          <draw:enhanced-geometry svg:viewBox="0 0 21600 21600" draw:mirror-horizontal="false" draw:mirror-vertical="false" draw:type="rectangle" draw:enhanced-path="M 0 0 L 21600 0 21600 21600 0 21600 0 0 Z N"/>
        </draw:custom-shape>
        <draw:custom-shape draw:style-name="gr1" draw:text-style-name="P1" draw:id="id41" draw:layer="layout" svg:width="8.89cm" svg:height="12.065cm" svg:x="1cm" svg:y="1cm">
          <text:p text:style-name="P3"/>
          <draw:enhanced-geometry svg:viewBox="0 0 21600 21600" draw:mirror-horizontal="false" draw:mirror-vertical="false" draw:type="rectangle" draw:enhanced-path="M 0 0 L 21600 0 21600 21600 0 21600 0 0 Z N"/>
        </draw:custom-shape>
        <draw:custom-shape draw:style-name="gr16" draw:text-style-name="P1" draw:layer="layout" svg:width="6.349cm" svg:height="8.109cm" svg:x="1.254cm" svg:y="2.344cm">
          <text:p text:style-name="P3"/>
          <draw:enhanced-geometry svg:viewBox="0 0 21600 21600" draw:mirror-horizontal="false" draw:mirror-vertical="false" draw:type="rectangle" draw:enhanced-path="M 0 0 L 21600 0 21600 21600 0 21600 0 0 Z N"/>
        </draw:custom-shape>
        <draw:custom-shape draw:style-name="gr16" draw:text-style-name="P1" draw:layer="layout" svg:width="6.349cm" svg:height="8.109cm" svg:x="1.889cm" svg:y="2.979cm">
          <text:p text:style-name="P3"/>
          <draw:enhanced-geometry svg:viewBox="0 0 21600 21600" draw:mirror-horizontal="false" draw:mirror-vertical="false" draw:type="rectangle" draw:enhanced-path="M 0 0 L 21600 0 21600 21600 0 21600 0 0 Z N"/>
        </draw:custom-shape>
        <draw:custom-shape draw:style-name="gr16" draw:text-style-name="P1" draw:layer="layout" svg:width="6.349cm" svg:height="8.109cm" svg:x="2.524cm" svg:y="3.614cm">
          <text:p text:style-name="P3"/>
          <draw:enhanced-geometry svg:viewBox="0 0 21600 21600" draw:mirror-horizontal="false" draw:mirror-vertical="false" draw:type="rectangle" draw:enhanced-path="M 0 0 L 21600 0 21600 21600 0 21600 0 0 Z N"/>
        </draw:custom-shape>
        <draw:frame draw:style-name="gr17" draw:text-style-name="P3" draw:layer="layout" svg:width="5.08cm" svg:height="1.018cm" svg:x="1.889cm" svg:y="2.199cm">
          <draw:text-box>
            <text:p text:style-name="P3">qN]</text:p>
          </draw:text-box>
        </draw:frame>
        <draw:frame draw:style-name="gr18" draw:text-style-name="P3" draw:layer="layout" svg:width="5.08cm" svg:height="1.019cm" svg:x="2.523cm" svg:y="2.833cm">
          <draw:text-box>
            <text:p text:style-name="P3">...</text:p>
          </draw:text-box>
        </draw:frame>
        <draw:frame draw:style-name="gr18" draw:text-style-name="P3" draw:layer="layout" svg:width="5.08cm" svg:height="1.019cm" svg:x="3.122cm" svg:y="3.469cm">
          <draw:text-box>
            <text:p text:style-name="P3">q2]</text:p>
          </draw:text-box>
        </draw:frame>
        <draw:g>
          <draw:custom-shape draw:style-name="gr16" draw:text-style-name="P1" draw:layer="layout" svg:width="6.349cm" svg:height="8.109cm" svg:x="3.158cm" svg:y="4.249cm">
            <text:p text:style-name="P3"/>
            <draw:enhanced-geometry svg:viewBox="0 0 21600 21600" draw:mirror-horizontal="false" draw:mirror-vertical="false" draw:type="rectangle" draw:enhanced-path="M 0 0 L 21600 0 21600 21600 0 21600 0 0 Z N"/>
          </draw:custom-shape>
          <draw:frame draw:style-name="gr17" draw:text-style-name="P3" draw:layer="layout" svg:width="5.08cm" svg:height="1.018cm" svg:x="3.792cm" svg:y="4.103cm">
            <draw:text-box>
              <text:p text:style-name="P3">q1]</text:p>
            </draw:text-box>
          </draw:frame>
          <draw:frame draw:style-name="gr19" draw:text-style-name="P8" draw:layer="layout" svg:width="6.35cm" svg:height="7.148cm" svg:x="3.158cm" svg:y="5.218cm">
            <draw:text-box>
              <text:p text:style-name="P3"><text:span text:style-name="T6">id: </text:span><text:span text:style-name="T6"><text:tab/></text:span><text:span text:style-name="T6"><text:tab/></text:span><text:span text:style-name="T6">“locus1”</text:span></text:p>
              <text:p text:style-name="P3"><text:span text:style-name="T6">source:</text:span><text:span text:style-name="T6"><text:tab/></text:span><text:span text:style-name="T6">“refseq”</text:span></text:p>
              <text:p text:style-name="P3"><text:span text:style-name="T6">type:</text:span><text:span text:style-name="T6"><text:tab/></text:span><text:span text:style-name="T6">“UTR”</text:span></text:p>
              <text:p text:style-name="P3"><text:span text:style-name="T6">chr: </text:span><text:span text:style-name="T6"><text:tab/></text:span><text:span text:style-name="T6"><text:tab/></text:span><text:span text:style-name="T6">“chr1”</text:span></text:p>
              <text:p text:style-name="P3"><text:span text:style-name="T6">strand: </text:span><text:span text:style-name="T6"><text:tab/></text:span><text:span text:style-name="T6">“+”</text:span></text:p>
              <text:p text:style-name="P3"><text:span text:style-name="T2">start:</text:span><text:span text:style-name="T2"><text:tab/></text:span><text:span text:style-name="T2">673894</text:span></text:p>
              <text:p text:style-name="P3"><text:span text:style-name="T2">end:</text:span><text:span text:style-name="T2"><text:tab/></text:span><text:span text:style-name="T2"><text:tab/></text:span><text:span text:style-name="T2">687631</text:span></text:p>
              <text:p text:style-name="P3"><text:span text:style-name="T2">annotations:</text:span></text:p>
              <text:p text:style-name="P3"><text:span text:style-name="T6"><text:s text:c="2"/></text:span><text:span text:style-name="T6">prop:</text:span><text:span text:style-name="T6"><text:tab/></text:span><text:span text:style-name="T6">“weeble”</text:span></text:p>
              <text:p text:style-name="P3"><text:span text:style-name="T6"><text:s text:c="2"/></text:span><text:span text:style-name="T6">trait:</text:span><text:span text:style-name="T6"><text:tab/></text:span><text:span text:style-name="T6">“zounds”</text:span></text:p>
              <text:p text:style-name="P3"><text:span text:style-name="T6"/></text:p>
            </draw:text-box>
          </draw:frame>
        </draw:g>
        <draw:frame draw:style-name="gr20" draw:text-style-name="P3" draw:layer="layout" svg:width="8.89cm" svg:height="1.27cm" svg:x="1cm" svg:y="1cm">
          <draw:text-box>
            <text:p text:style-name="P3"><text:span text:style-name="T3">QUERY LOCUSSET</text:span> - N loci</text:p>
          </draw:text-box>
        </draw:frame>
        <draw:frame draw:style-name="gr21" draw:id="id42" draw:layer="layout" svg:width="8.542cm" svg:height="8.255cm" svg:x="12.048cm" svg:y="4.175cm">
          <draw:object xlink:href="./Object 2" xlink:type="simple" xlink:show="embed" xlink:actuate="onLoad"/>
          <draw:image xlink:href="./ObjectReplacements/Object 2" xlink:type="simple" xlink:show="embed" xlink:actuate="onLoad"/>
        </draw:frame>
        <draw:connector draw:style-name="gr22" draw:text-style-name="P1" draw:layer="layout" draw:line-skew="-0.635cm" svg:x1="9.89cm" svg:y1="7.032cm" svg:x2="12.048cm" svg:y2="8.302cm" draw:start-shape="id41" draw:start-glue-point="1" draw:end-shape="id42">
          <text:p text:style-name="P3"/>
        </draw:connector>
        <draw:frame draw:style-name="gr23" draw:text-style-name="P9" draw:layer="layout" svg:width="10.16cm" svg:height="2.855cm" svg:x="10.778cm" svg:y="0.928cm">
          <draw:text-box>
            <text:p text:style-name="P3"><text:span text:style-name="T7">Parse all string-type annotations in query loci into term-flag matrix.</text:span></text:p>
          </draw:text-box>
        </draw:frame>
        <draw:custom-shape draw:style-name="gr24" draw:text-style-name="P1" draw:id="id44" draw:layer="layout" svg:width="4.445cm" svg:height="10.16cm" svg:x="1.888cm" svg:y="14.898cm">
          <text:p text:style-name="P3"/>
          <draw:enhanced-geometry svg:viewBox="0 0 21600 21600" draw:type="rectangle" draw:enhanced-path="M 0 0 L 21600 0 21600 21600 0 21600 0 0 Z N"/>
        </draw:custom-shape>
        <draw:custom-shape draw:style-name="gr25" draw:text-style-name="P1" draw:layer="layout" svg:width="1.27cm" svg:height="1.27cm" svg:x="2.523cm" svg:y="15.533cm">
          <text:p text:style-name="P2">q2</text:p>
          <draw:enhanced-geometry svg:viewBox="0 0 21600 21600" draw:glue-points="10800 0 3160 3160 0 10800 3160 18440 10800 21600 18440 18440 21600 10800 18440 3160" draw:text-areas="3200 3200 18400 18400" draw:type="ellipse"/>
        </draw:custom-shape>
        <draw:custom-shape draw:style-name="gr26" draw:text-style-name="P1" draw:layer="layout" svg:width="1.27cm" svg:height="1.27cm" svg:x="4.428cm" svg:y="15.533cm">
          <text:p text:style-name="P2">t1</text:p>
          <draw:enhanced-geometry svg:viewBox="0 0 21600 21600" draw:glue-points="10800 0 3160 3160 0 10800 3160 18440 10800 21600 18440 18440 21600 10800 18440 3160" draw:text-areas="3200 3200 18400 18400" draw:type="ellipse"/>
        </draw:custom-shape>
        <draw:custom-shape draw:style-name="gr25" draw:text-style-name="P1" draw:layer="layout" svg:width="1.27cm" svg:height="1.27cm" svg:x="2.523cm" svg:y="17.438cm">
          <text:p text:style-name="P2">q2</text:p>
          <draw:enhanced-geometry svg:viewBox="0 0 21600 21600" draw:glue-points="10800 0 3160 3160 0 10800 3160 18440 10800 21600 18440 18440 21600 10800 18440 3160" draw:text-areas="3200 3200 18400 18400" draw:type="ellipse"/>
        </draw:custom-shape>
        <draw:custom-shape draw:style-name="gr26" draw:text-style-name="P1" draw:layer="layout" svg:width="1.27cm" svg:height="1.27cm" svg:x="4.428cm" svg:y="17.438cm">
          <text:p text:style-name="P2">t3</text:p>
          <draw:enhanced-geometry svg:viewBox="0 0 21600 21600" draw:glue-points="10800 0 3160 3160 0 10800 3160 18440 10800 21600 18440 18440 21600 10800 18440 3160" draw:text-areas="3200 3200 18400 18400" draw:type="ellipse"/>
        </draw:custom-shape>
        <draw:custom-shape draw:style-name="gr25" draw:text-style-name="P1" draw:layer="layout" svg:width="1.27cm" svg:height="1.27cm" svg:x="2.523cm" svg:y="19.343cm">
          <text:p text:style-name="P2">q3</text:p>
          <draw:enhanced-geometry svg:viewBox="0 0 21600 21600" draw:glue-points="10800 0 3160 3160 0 10800 3160 18440 10800 21600 18440 18440 21600 10800 18440 3160" draw:text-areas="3200 3200 18400 18400" draw:type="ellipse"/>
        </draw:custom-shape>
        <draw:custom-shape draw:style-name="gr26" draw:text-style-name="P1" draw:layer="layout" svg:width="1.27cm" svg:height="1.27cm" svg:x="4.428cm" svg:y="19.343cm">
          <text:p text:style-name="P2">t4</text:p>
          <draw:enhanced-geometry svg:viewBox="0 0 21600 21600" draw:glue-points="10800 0 3160 3160 0 10800 3160 18440 10800 21600 18440 18440 21600 10800 18440 3160" draw:text-areas="3200 3200 18400 18400" draw:type="ellipse"/>
        </draw:custom-shape>
        <draw:custom-shape draw:style-name="gr25" draw:text-style-name="P1" draw:layer="layout" svg:width="1.27cm" svg:height="1.27cm" svg:x="2.523cm" svg:y="21.248cm">
          <text:p text:style-name="P2">qN</text:p>
          <draw:enhanced-geometry svg:viewBox="0 0 21600 21600" draw:glue-points="10800 0 3160 3160 0 10800 3160 18440 10800 21600 18440 18440 21600 10800 18440 3160" draw:text-areas="3200 3200 18400 18400" draw:type="ellipse"/>
        </draw:custom-shape>
        <draw:custom-shape draw:style-name="gr26" draw:text-style-name="P1" draw:layer="layout" svg:width="1.27cm" svg:height="1.27cm" svg:x="4.428cm" svg:y="21.248cm">
          <text:p text:style-name="P2">t4</text:p>
          <draw:enhanced-geometry svg:viewBox="0 0 21600 21600" draw:glue-points="10800 0 3160 3160 0 10800 3160 18440 10800 21600 18440 18440 21600 10800 18440 3160" draw:text-areas="3200 3200 18400 18400" draw:type="ellipse"/>
        </draw:custom-shape>
        <draw:custom-shape draw:style-name="gr25" draw:text-style-name="P1" draw:layer="layout" svg:width="1.27cm" svg:height="1.27cm" svg:x="2.523cm" svg:y="23.153cm">
          <text:p text:style-name="P2">qN</text:p>
          <draw:enhanced-geometry svg:viewBox="0 0 21600 21600" draw:glue-points="10800 0 3160 3160 0 10800 3160 18440 10800 21600 18440 18440 21600 10800 18440 3160" draw:text-areas="3200 3200 18400 18400" draw:type="ellipse"/>
        </draw:custom-shape>
        <draw:custom-shape draw:style-name="gr26" draw:text-style-name="P1" draw:layer="layout" svg:width="1.27cm" svg:height="1.27cm" svg:x="4.428cm" svg:y="23.153cm">
          <text:p text:style-name="P2">tK</text:p>
          <draw:enhanced-geometry svg:viewBox="0 0 21600 21600" draw:glue-points="10800 0 3160 3160 0 10800 3160 18440 10800 21600 18440 18440 21600 10800 18440 3160" draw:text-areas="3200 3200 18400 18400" draw:type="ellipse"/>
        </draw:custom-shape>
        <draw:g>
          <draw:custom-shape draw:style-name="gr15" draw:text-style-name="P1" draw:layer="layout" svg:width="6.349cm" svg:height="8.109cm" svg:x="6.968cm" svg:y="14.698cm">
            <text:p text:style-name="P3"/>
            <draw:enhanced-geometry svg:viewBox="0 0 21600 21600" draw:mirror-horizontal="false" draw:mirror-vertical="false" draw:type="rectangle" draw:enhanced-path="M 0 0 L 21600 0 21600 21600 0 21600 0 0 Z N"/>
          </draw:custom-shape>
          <draw:frame draw:style-name="gr27" draw:text-style-name="P3" draw:layer="layout" svg:width="5.08cm" svg:height="0.977cm" svg:x="7.603cm" svg:y="14.898cm">
            <draw:text-box>
              <text:p text:style-name="P3">t1]</text:p>
            </draw:text-box>
          </draw:frame>
          <draw:frame draw:style-name="gr28" draw:text-style-name="P8" draw:layer="layout" svg:width="6.349cm" svg:height="7.148cm" svg:x="6.968cm" svg:y="16.005cm">
            <draw:text-box>
              <text:p text:style-name="P3"><text:span text:style-name="T6">id: </text:span><text:span text:style-name="T6"><text:tab/></text:span><text:span text:style-name="T6"><text:tab/></text:span><text:span text:style-name="T6">“v$foxm1”</text:span></text:p>
              <text:p text:style-name="P3"><text:span text:style-name="T6">source:</text:span><text:span text:style-name="T6"><text:tab/></text:span><text:span text:style-name="T6">“tfbs”</text:span></text:p>
              <text:p text:style-name="P3"><text:span text:style-name="T6">type:</text:span><text:span text:style-name="T6"><text:tab/></text:span><text:span text:style-name="T6">“tfbs.pred”</text:span></text:p>
              <text:p text:style-name="P3"><text:span text:style-name="T2">chr: </text:span><text:span text:style-name="T2"><text:tab/></text:span><text:span text:style-name="T2"><text:tab/></text:span><text:span text:style-name="T2">“chr1”</text:span></text:p>
              <text:p text:style-name="P3"><text:span text:style-name="T2">strand: </text:span><text:span text:style-name="T2"><text:tab/></text:span><text:span text:style-name="T2">“+”</text:span></text:p>
              <text:p text:style-name="P3"><text:span text:style-name="T2">start:</text:span><text:span text:style-name="T2"><text:tab/></text:span><text:span text:style-name="T2">687627</text:span></text:p>
              <text:p text:style-name="P3"><text:span text:style-name="T2">end:</text:span><text:span text:style-name="T2"><text:tab/></text:span><text:span text:style-name="T2"><text:tab/></text:span><text:span text:style-name="T2">687631</text:span></text:p>
              <text:p text:style-name="P3"><text:span text:style-name="T2">annotations:</text:span></text:p>
              <text:p text:style-name="P3"><text:span text:style-name="T6"><text:s text:c="2"/></text:span><text:span text:style-name="T6">tfname:</text:span><text:span text:style-name="T6"><text:tab/></text:span><text:span text:style-name="T6">“FoxM1”</text:span></text:p>
              <text:p text:style-name="P3"><text:span text:style-name="T2"><text:s text:c="2"/></text:span><text:span text:style-name="T2">score:</text:span><text:span text:style-name="T2"><text:tab/></text:span><text:span text:style-name="T2">0.983</text:span></text:p>
              <text:p text:style-name="P3"><text:span text:style-name="T2"/></text:p>
            </draw:text-box>
          </draw:frame>
        </draw:g>
        <dr3d:scene draw:style-name="gr29" svg:width="5.333cm" svg:height="1.905cm" svg:x="4.936cm" svg:y="13.628cm" dr3d:transform="matrix (1 0 0 0 0.939692620785931 0.342020143325607 0 -0.342020143325607 0.939692620785931 -7.3495cm 14.4685110369963cm 4.76009082080533cm)" dr3d:vrp="(0 0 16191)" dr3d:vpn="(0 0 15240)" dr3d:projection="perspective" dr3d:distance="0.95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4683 -16240 5333 2032" svg:d="m4683-16240v1905h127v127h5079v-127h127v-1070h-127-127v943h-4825v-1778h-127zm0 1905h-127l2 22 6 21 9 20 13 19 15 15 18 13 21 9 21 6 22 2zm5079-127v127l22-2 21-6 20-9 19-13 15-15 13-18 9-21 6-21 2-22z"/>
        </dr3d:scene>
        <draw:frame draw:style-name="gr20" draw:text-style-name="P3" draw:layer="layout" svg:width="5.715cm" svg:height="1.673cm" svg:x="7.603cm" svg:y="23.788cm">
          <draw:text-box>
            <text:p text:style-name="P3"><text:span text:style-name="T3">INTERSECTING TARGET LOCI</text:span></text:p>
          </draw:text-box>
        </draw:frame>
        <draw:frame draw:style-name="gr20" draw:text-style-name="P2" draw:id="id45" draw:layer="layout" svg:width="4.445cm" svg:height="1.27cm" svg:x="1.888cm" svg:y="24.963cm">
          <draw:text-box>
            <text:p text:style-name="P2"><text:span text:style-name="T3">LocusNexus</text:span></text:p>
          </draw:text-box>
        </draw:frame>
        <draw:connector draw:style-name="gr31" draw:text-style-name="P1" draw:layer="layout" svg:x1="14.588cm" svg:y1="20.248cm" svg:x2="16.319cm" svg:y2="12.43cm" draw:start-shape="id43" draw:start-glue-point="1" draw:end-shape="id42" draw:end-glue-point="2">
          <text:p text:style-name="P3"/>
        </draw:connector>
        <draw:connector draw:style-name="gr32" draw:text-style-name="P1" draw:layer="layout" svg:x1="4.11cm" svg:y1="14.898cm" svg:x2="4.11cm" svg:y2="24.963cm" draw:start-shape="id44" draw:start-glue-point="0" draw:end-shape="id45" draw:end-glue-point="0">
          <text:p text:style-name="P3"/>
        </draw:connector>
        <draw:frame draw:style-name="gr33" draw:text-style-name="P10" draw:layer="layout" svg:width="6.361cm" svg:height="5.935cm" svg:x="14.588cm" svg:y="20.613cm">
          <draw:text-box>
            <text:p text:style-name="P3"><text:span text:style-name="T8">-</text:span><text:span text:style-name="T9">Intersect with query.</text:span></text:p>
            <text:p text:style-name="P3"><text:span text:style-name="T9">-Get LocusNexus.</text:span></text:p>
            <text:p text:style-name="P3"><text:span text:style-name="T9">-Add terms from intersecting target loci and mark corresponding query loci.</text:span></text:p>
          </draw:text-box>
        </draw:frame>
        <draw:frame draw:style-name="gr34" draw:text-style-name="P9" draw:layer="layout" svg:width="5.985cm" svg:height="3.723cm" svg:x="14.737cm" svg:y="14.02cm">
          <draw:text-box>
            <text:p text:style-name="P11"><text:span text:style-name="T7">FOR EACH TARGET TRACK LOCUSSET</text:span></text:p>
          </draw:text-box>
        </draw:frame>
      </draw:page>
      <draw:page draw:name="page7" draw:style-name="dp1" draw:master-page-name="Default">
        <office:forms form:automatic-focus="false" form:apply-design-mode="false"/>
        <draw:frame draw:style-name="gr21" draw:layer="layout" svg:width="19.59cm" svg:height="7.62cm" svg:x="1cm" svg:y="18.145cm">
          <draw:object xlink:href="./Object 1" xlink:type="simple" xlink:show="embed" xlink:actuate="onLoad"/>
          <draw:image xlink:href="./ObjectReplacements/Object 1" xlink:type="simple" xlink:show="embed" xlink:actuate="onLoad"/>
        </draw:frame>
        <draw:custom-shape draw:style-name="gr35" draw:text-style-name="P12" draw:id="id46" draw:layer="layout" svg:width="1.27cm" svg:height="1.27cm" svg:x="9.89cm" svg:y="1cm">
          <text:p text:style-name="P2"><text:span text:style-name="T10">ROOT</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49" draw:layer="layout" svg:width="1.27cm" svg:height="1.27cm" svg:x="5.445cm" svg:y="6.08cm">
          <text:p text:style-name="P2"><text:span text:style-name="T10">A</text:span><text:span text:style-name="T11">&amp;</text:span><text:span text:style-name="T10">C</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48" draw:layer="layout" svg:width="1.27cm" svg:height="1.27cm" svg:x="2.905cm" svg:y="6.08cm">
          <text:p text:style-name="P2"><text:span text:style-name="T10">A</text:span><text:span text:style-name="T11">&amp;</text:span><text:span text:style-name="T10">B</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60" draw:layer="layout" svg:width="1.27cm" svg:height="1.27cm" svg:x="16.875cm" svg:y="3.54cm">
          <text:p text:style-name="P2"><text:span text:style-name="T10">D</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8" draw:layer="layout" svg:width="1.27cm" svg:height="1.27cm" svg:x="14.335cm" svg:y="3.54cm">
          <text:p text:style-name="P2"><text:span text:style-name="T10">C</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4" draw:layer="layout" svg:width="1.27cm" svg:height="1.27cm" svg:x="9.89cm" svg:y="3.54cm">
          <text:p text:style-name="P2"><text:span text:style-name="T10">B</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47" draw:layer="layout" svg:width="1.27cm" svg:height="1.27cm" svg:x="5.445cm" svg:y="3.54cm">
          <text:p text:style-name="P2"><text:span text:style-name="T10">A</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5" draw:text-style-name="P12" draw:id="id52" draw:layer="layout" svg:width="1.27cm" svg:height="1.27cm" svg:x="3.54cm" svg:y="8.62cm">
          <text:p text:style-name="P2"><text:span text:style-name="T10">AB</text:span><text:span text:style-name="T11">&amp;</text:span><text:span text:style-name="T10">D</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1" draw:layer="layout" svg:width="1.27cm" svg:height="1.27cm" svg:x="1.635cm" svg:y="8.62cm">
          <text:p text:style-name="P2"><text:span text:style-name="T10">AB</text:span><text:span text:style-name="T11">&amp;</text:span><text:span text:style-name="T10">C</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5" draw:layer="layout" svg:width="1.27cm" svg:height="1.27cm" svg:x="9.255cm" svg:y="6.08cm">
          <text:p text:style-name="P2"><text:span text:style-name="T10">B</text:span><text:span text:style-name="T11">&amp;</text:span><text:span text:style-name="T10">C</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0" draw:layer="layout" svg:width="1.27cm" svg:height="1.27cm" svg:x="7.35cm" svg:y="6.08cm">
          <text:p text:style-name="P2"><text:span text:style-name="T10">A</text:span><text:span text:style-name="T11">&amp;</text:span><text:span text:style-name="T10">D</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7" draw:layer="layout" svg:width="1.27cm" svg:height="1.27cm" svg:x="9.255cm" svg:y="8.62cm">
          <text:p text:style-name="P2"><text:span text:style-name="T10">BC</text:span><text:span text:style-name="T11">&amp;</text:span><text:span text:style-name="T10">D</text:span></text:p>
          <draw:enhanced-geometry svg:viewBox="0 0 21600 21600" draw:glue-points="10800 0 3160 3160 0 10800 3160 18440 10800 21600 18440 18440 21600 10800 18440 3160" draw:text-areas="3200 3200 18400 18400" draw:type="ellipse"/>
        </draw:custom-shape>
        <draw:custom-shape draw:style-name="gr35" draw:text-style-name="P12" draw:id="id56" draw:layer="layout" svg:width="1.27cm" svg:height="1.27cm" svg:x="11.795cm" svg:y="6.08cm">
          <text:p text:style-name="P2"><text:span text:style-name="T10">B</text:span><text:span text:style-name="T11">&amp;</text:span><text:span text:style-name="T10">D</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5" draw:text-style-name="P12" draw:id="id59" draw:layer="layout" svg:width="1.27cm" svg:height="1.27cm" svg:x="14.335cm" svg:y="6.08cm">
          <text:p text:style-name="P2"><text:span text:style-name="T10">C</text:span><text:span text:style-name="T11">&amp;</text:span><text:span text:style-name="T10">D</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5" draw:text-style-name="P12" draw:id="id53" draw:layer="layout" svg:width="1.27cm" svg:height="1.27cm" svg:x="5.445cm" svg:y="8.62cm">
          <text:p text:style-name="P2"><text:span text:style-name="T10">AC</text:span><text:span text:style-name="T11">&amp;</text:span><text:span text:style-name="T10">D</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11" draw:text-style-name="P13" draw:layer="layout" draw:type="line" svg:x1="9.89cm" svg:y1="1.634cm" svg:x2="6.529cm" svg:y2="3.724cm" draw:start-shape="id46" draw:start-glue-point="6" draw:end-shape="id47" draw:end-glue-point="11">
          <text:p text:style-name="P2"><text:span text:style-name="T12">1</text:span></text:p>
        </draw:connector>
        <draw:connector draw:style-name="gr11" draw:text-style-name="P13" draw:layer="layout" draw:type="line" svg:x1="5.629cm" svg:y1="4.624cm" svg:x2="3.989cm" svg:y2="6.264cm" draw:start-shape="id47" draw:start-glue-point="7" draw:end-shape="id48" draw:end-glue-point="11">
          <text:p text:style-name="P2"><text:span text:style-name="T12">2</text:span></text:p>
        </draw:connector>
        <draw:connector draw:style-name="gr11" draw:text-style-name="P13" draw:layer="layout" draw:type="line" svg:x1="6.079cm" svg:y1="4.81cm" svg:x2="6.08cm" svg:y2="6.08cm" draw:start-shape="id47" draw:start-glue-point="8" draw:end-shape="id49">
          <text:p text:style-name="P2"><text:span text:style-name="T12">6</text:span></text:p>
        </draw:connector>
        <draw:connector draw:style-name="gr11" draw:text-style-name="P13" draw:layer="layout" draw:type="line" svg:x1="6.529cm" svg:y1="4.624cm" svg:x2="7.534cm" svg:y2="6.264cm" draw:start-shape="id47" draw:start-glue-point="9" draw:end-shape="id50" draw:end-glue-point="5">
          <text:p text:style-name="P2"><text:span text:style-name="T12">8</text:span></text:p>
        </draw:connector>
        <draw:connector draw:style-name="gr11" draw:text-style-name="P13" draw:layer="layout" draw:type="line" svg:x1="3.089cm" svg:y1="7.164cm" svg:x2="2.269cm" svg:y2="8.62cm" draw:start-shape="id48" draw:start-glue-point="7" draw:end-shape="id51" draw:end-glue-point="4">
          <text:p text:style-name="P2"><text:span text:style-name="T12">3</text:span></text:p>
        </draw:connector>
        <draw:connector draw:style-name="gr11" draw:text-style-name="P13" draw:layer="layout" draw:type="line" svg:x1="3.989cm" svg:y1="7.164cm" svg:x2="4.174cm" svg:y2="8.62cm" draw:start-shape="id48" draw:start-glue-point="9" draw:end-shape="id52" draw:end-glue-point="4">
          <text:p text:style-name="P2"><text:span text:style-name="T12">5</text:span></text:p>
        </draw:connector>
        <draw:connector draw:style-name="gr11" draw:text-style-name="P13" draw:layer="layout" draw:type="line" svg:x1="6.079cm" svg:y1="7.35cm" svg:x2="6.079cm" svg:y2="8.62cm" draw:start-shape="id49" draw:start-glue-point="8" draw:end-shape="id53" draw:end-glue-point="4">
          <text:p text:style-name="P2"><text:span text:style-name="T12">7</text:span></text:p>
        </draw:connector>
        <draw:connector draw:style-name="gr11" draw:text-style-name="P13" draw:layer="layout" draw:type="line" svg:x1="10.074cm" svg:y1="4.624cm" svg:x2="9.889cm" svg:y2="6.08cm" draw:start-shape="id54" draw:start-glue-point="7" draw:end-shape="id55" draw:end-glue-point="4">
          <text:p text:style-name="P2"><text:span text:style-name="T12">10</text:span></text:p>
        </draw:connector>
        <draw:connector draw:style-name="gr11" draw:text-style-name="P13" draw:layer="layout" draw:type="line" svg:x1="10.974cm" svg:y1="4.624cm" svg:x2="12.429cm" svg:y2="6.08cm" draw:start-shape="id54" draw:start-glue-point="9" draw:end-shape="id56" draw:end-glue-point="4">
          <text:p text:style-name="P2"><text:span text:style-name="T12">12</text:span></text:p>
        </draw:connector>
        <draw:connector draw:style-name="gr11" draw:text-style-name="P13" draw:layer="layout" draw:type="line" svg:x1="9.889cm" svg:y1="7.35cm" svg:x2="9.889cm" svg:y2="8.62cm" draw:start-shape="id55" draw:start-glue-point="8" draw:end-shape="id57" draw:end-glue-point="4">
          <text:p text:style-name="P2"><text:span text:style-name="T12">11</text:span></text:p>
        </draw:connector>
        <draw:connector draw:style-name="gr11" draw:text-style-name="P13" draw:layer="layout" draw:type="line" svg:x1="14.969cm" svg:y1="4.81cm" svg:x2="14.97cm" svg:y2="6.08cm" draw:start-shape="id58" draw:start-glue-point="8" draw:end-shape="id59" draw:end-glue-point="0">
          <text:p text:style-name="P2"><text:span text:style-name="T12">14</text:span></text:p>
        </draw:connector>
        <draw:connector draw:style-name="gr11" draw:text-style-name="P13" draw:layer="layout" draw:type="line" svg:x1="10.524cm" svg:y1="2.27cm" svg:x2="10.524cm" svg:y2="3.54cm" draw:start-shape="id46" draw:start-glue-point="8" draw:end-shape="id54" draw:end-glue-point="4">
          <text:p text:style-name="P2"><text:span text:style-name="T12">9</text:span></text:p>
        </draw:connector>
        <draw:connector draw:style-name="gr11" draw:text-style-name="P13" draw:layer="layout" draw:type="line" svg:x1="10.974cm" svg:y1="2.084cm" svg:x2="14.519cm" svg:y2="3.724cm" draw:start-shape="id46" draw:start-glue-point="9" draw:end-shape="id58" draw:end-glue-point="5">
          <text:p text:style-name="P2"><text:span text:style-name="T12">13</text:span></text:p>
        </draw:connector>
        <draw:connector draw:style-name="gr11" draw:text-style-name="P13" draw:layer="layout" draw:type="line" svg:x1="11.16cm" svg:y1="1.634cm" svg:x2="17.059cm" svg:y2="3.724cm" draw:start-shape="id46" draw:start-glue-point="10" draw:end-shape="id60" draw:end-glue-point="5">
          <text:p text:style-name="P2"><text:span text:style-name="T12">15</text:span></text:p>
        </draw:connector>
        <draw:frame draw:style-name="gr8" draw:text-style-name="P3" draw:layer="layout" svg:width="19.685cm" svg:height="7.361cm" svg:x="0.905cm" svg:y="11.16cm">
          <draw:text-box>
            <text:p text:style-name="P2"><text:span text:style-name="T3"/></text:p>
            <text:p text:style-name="P2"><text:span text:style-name="T3">RECURSIVE DEPTH FIRST TRAVERSAL OF COMBINATIONS</text:span></text:p>
            <text:p text:style-name="P3"><text:tab/>The tree of possible combinations when traversed recursively is an economical way to generate all possible combinations of n terms. We use a depth-first traversal to minimize memory utilization for large lists of terms and to efficiently prune branches that do not meet the minSupport. </text:p>
            <text:p text:style-name="P3"><text:tab/>At each node, the prefix bitset is intersected with the suffix bitset. If the result meets the minSupport criteria, the new compound term is added to the output and it's child branches are processed.</text:p>
          </draw:text-box>
        </draw:frame>
        <draw:frame draw:style-name="gr36" draw:text-style-name="P14" draw:layer="layout" svg:width="7.62cm" svg:height="1.555cm" svg:x="12.43cm" svg:y="8.385cm">
          <draw:text-box>
            <text:p text:style-name="P11"><text:span text:style-name="T13">Depth-first traversal sequence shown in red.</text:span></text:p>
          </draw:text-box>
        </draw:frame>
        <draw:frame draw:style-name="gr37" draw:text-style-name="P3" draw:layer="layout" svg:width="0.095cm" svg:height="1.187cm" svg:x="20.59cm" svg:y="9.89cm">
          <draw:text-box>
            <text:p text:style-name="P3"/>
          </draw:text-box>
        </draw:frame>
        <draw:frame draw:style-name="gr38" draw:text-style-name="P3" draw:layer="layout" svg:width="3.81cm" svg:height="2.84cm" svg:x="16.24cm" svg:y="6.08cm">
          <draw:text-box>
            <text:p text:style-name="P3"/>
          </draw:text-box>
        </draw:frame>
        <draw:frame draw:style-name="gr39" draw:text-style-name="P15" draw:layer="layout" svg:width="4.445cm" svg:height="3.475cm" svg:x="15.605cm" svg:y="5.83cm">
          <draw:text-box>
            <text:p text:style-name="P11"><text:span text:style-name="T6">Combining prefix &amp; suffix at each node in traversal.</text:span></text:p>
          </draw:text-box>
        </draw:frame>
        <draw:custom-shape draw:style-name="gr35" draw:text-style-name="P12" draw:id="id61" draw:layer="layout" svg:width="1.27cm" svg:height="1.27cm" svg:x="2.905cm" svg:y="10.525cm">
          <text:p text:style-name="P2"><text:span text:style-name="T10">AB</text:span><text:span text:style-name="T10">C</text:span><text:span text:style-name="T11">&amp;</text:span><text:span text:style-name="T10">D</text:span></text:p>
          <draw:enhanced-geometry svg:viewBox="0 0 21600 21600" draw:glue-points="10800 0 3160 3160 0 10800 3160 18440 10800 21600 18440 18440 21600 10800 18440 3160" draw:text-areas="3200 3200 18400 18400" draw:type="ellipse"/>
        </draw:custom-shape>
        <draw:connector draw:style-name="gr11" draw:text-style-name="P16" draw:layer="layout" draw:type="line" svg:x1="2.269cm" svg:y1="9.89cm" svg:x2="3.539cm" svg:y2="10.525cm" draw:start-shape="id51" draw:start-glue-point="8" draw:end-shape="id61" draw:end-glue-point="4">
          <text:p text:style-name="P2"><text:span text:style-name="T14">4</text:span></text:p>
        </draw:connector>
      </draw:page>
      <draw:page draw:name="page8" draw:style-name="dp1" draw:master-page-name="Default">
        <office:forms form:automatic-focus="false" form:apply-design-mode="false"/>
        <draw:custom-shape draw:style-name="gr1" draw:text-style-name="P1" draw:id="id68" draw:layer="layout" svg:width="19.59cm" svg:height="16.607cm" svg:x="1cm" svg:y="9.158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62" draw:layer="layout" svg:width="4.445cm" svg:height="2.54cm" svg:x="1.635cm" svg:y="1cm">
          <text:p text:style-name="P2"><text:span text:style-name="T15">Create new interLocutor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66" draw:layer="layout" svg:width="5.08cm" svg:height="3.175cm" svg:x="9.255cm" svg:y="4.81cm">
          <text:p text:style-name="P2"><text:span text:style-name="T15">Initialize DB connection</text:span></text:p>
          <draw:enhanced-geometry svg:viewBox="0 0 21600 21600" draw:type="rectangle" draw:enhanced-path="M 0 0 L 21600 0 21600 21600 0 21600 0 0 Z N"/>
        </draw:custom-shape>
        <draw:custom-shape draw:style-name="gr2" draw:text-style-name="P17" draw:id="id63" draw:layer="layout" svg:width="6.35cm" svg:height="2.54cm" svg:x="7.35cm" svg:y="1cm">
          <text:p text:style-name="P2"><text:span text:style-name="T15">Add query set</text:span></text:p>
          <draw:enhanced-geometry svg:viewBox="0 0 21600 21600" draw:type="rectangle" draw:enhanced-path="M 0 0 L 21600 0 21600 21600 0 21600 0 0 Z N"/>
        </draw:custom-shape>
        <draw:custom-shape draw:style-name="gr2" draw:text-style-name="P17" draw:id="id65" draw:layer="layout" svg:width="5.08cm" svg:height="3.175cm" svg:x="15.509cm" svg:y="4.81cm">
          <text:p text:style-name="P2"><text:span text:style-name="T15">Add choice of target tracks in DB</text:span></text:p>
          <draw:enhanced-geometry svg:viewBox="0 0 21600 21600" draw:type="rectangle" draw:enhanced-path="M 0 0 L 21600 0 21600 21600 0 21600 0 0 Z N"/>
        </draw:custom-shape>
        <draw:custom-shape draw:style-name="gr2" draw:text-style-name="P17" draw:id="id64" draw:layer="layout" svg:width="5.715cm" svg:height="2.54cm" svg:x="14.875cm" svg:y="1cm">
          <text:p text:style-name="P2"><text:span text:style-name="T15">Set Identifying Annotation</text:span></text:p>
          <draw:enhanced-geometry svg:viewBox="0 0 21600 21600" draw:type="rectangle" draw:enhanced-path="M 0 0 L 21600 0 21600 21600 0 21600 0 0 Z N"/>
        </draw:custom-shape>
        <draw:custom-shape draw:style-name="gr2" draw:text-style-name="P17" draw:id="id69" draw:layer="layout" svg:width="5.715cm" svg:height="1.905cm" svg:x="8.62cm" svg:y="10.43cm">
          <text:p text:style-name="P2"><text:span text:style-name="T15">Intersect query &amp; target set with LIA</text:span></text:p>
          <draw:enhanced-geometry svg:viewBox="0 0 21600 21600" draw:mirror-horizontal="false" draw:mirror-vertical="false" draw:type="rectangle" draw:enhanced-path="M 0 0 L 21600 0 21600 21600 0 21600 0 0 Z N"/>
        </draw:custom-shape>
        <draw:custom-shape draw:style-name="gr2" draw:text-style-name="P17" draw:id="id70" draw:layer="layout" svg:width="5.08cm" svg:height="1.905cm" svg:x="14.97cm" svg:y="10.43cm">
          <text:p text:style-name="P2"><text:span text:style-name="T15">Retrieve result LocusNexus</text:span></text:p>
          <draw:enhanced-geometry svg:viewBox="0 0 21600 21600" draw:mirror-horizontal="false" draw:mirror-vertical="false" draw:type="rectangle" draw:enhanced-path="M 0 0 L 21600 0 21600 21600 0 21600 0 0 Z N"/>
        </draw:custom-shape>
        <draw:frame draw:style-name="gr4" draw:text-style-name="P18" draw:layer="layout" svg:width="9.525cm" svg:height="2.155cm" svg:x="1cm" svg:y="8.37cm">
          <draw:text-box>
            <text:p text:style-name="P3"><text:span text:style-name="T15">For each target annotation track in list</text:span></text:p>
          </draw:text-box>
        </draw:frame>
        <draw:custom-shape draw:style-name="gr2" draw:text-style-name="P17" draw:id="id67" draw:layer="layout" svg:width="5.08cm" svg:height="3.175cm" svg:x="2.905cm" svg:y="4.81cm">
          <text:p text:style-name="P2"><text:span text:style-name="T15">Initialize Graph &amp; NodeMap</text:span></text:p>
          <draw:enhanced-geometry svg:viewBox="0 0 21600 21600" draw:type="rectangle" draw:enhanced-path="M 0 0 L 21600 0 21600 21600 0 21600 0 0 Z N"/>
        </draw:custom-shape>
        <draw:connector draw:style-name="gr5" draw:text-style-name="P1" draw:layer="layout" svg:x1="6.08cm" svg:y1="2.27cm" svg:x2="7.35cm" svg:y2="2.27cm" draw:start-shape="id62" draw:start-glue-point="1" draw:end-shape="id63" draw:end-glue-point="3">
          <text:p text:style-name="P3"/>
        </draw:connector>
        <draw:connector draw:style-name="gr5" draw:text-style-name="P1" draw:layer="layout" svg:x1="13.7cm" svg:y1="2.27cm" svg:x2="14.875cm" svg:y2="2.27cm" draw:start-shape="id63" draw:start-glue-point="1" draw:end-shape="id64" draw:end-glue-point="3">
          <text:p text:style-name="P3"/>
        </draw:connector>
        <draw:connector draw:style-name="gr5" draw:text-style-name="P1" draw:layer="layout" svg:x1="17.732cm" svg:y1="3.54cm" svg:x2="18.049cm" svg:y2="4.81cm" draw:start-shape="id64" draw:start-glue-point="2" draw:end-shape="id65">
          <text:p text:style-name="P3"/>
        </draw:connector>
        <draw:connector draw:style-name="gr5" draw:text-style-name="P1" draw:layer="layout" svg:x1="15.509cm" svg:y1="6.397cm" svg:x2="14.335cm" svg:y2="6.397cm" draw:start-shape="id65" draw:start-glue-point="3" draw:end-shape="id66" draw:end-glue-point="1">
          <text:p text:style-name="P3"/>
        </draw:connector>
        <draw:connector draw:style-name="gr5" draw:text-style-name="P1" draw:layer="layout" svg:x1="9.255cm" svg:y1="6.397cm" svg:x2="7.985cm" svg:y2="6.397cm" draw:start-shape="id66" draw:start-glue-point="3" draw:end-shape="id67">
          <text:p text:style-name="P3"/>
        </draw:connector>
        <draw:connector draw:style-name="gr5" draw:text-style-name="P1" draw:layer="layout" svg:x1="5.445cm" svg:y1="7.985cm" svg:x2="10.795cm" svg:y2="9.158cm" draw:start-shape="id67" draw:start-glue-point="2" draw:end-shape="id68" draw:end-glue-point="0">
          <text:p text:style-name="P3"/>
        </draw:connector>
        <draw:connector draw:style-name="gr5" draw:text-style-name="P1" draw:layer="layout" svg:x1="14.335cm" svg:y1="11.382cm" svg:x2="14.97cm" svg:y2="11.382cm" draw:start-shape="id69" draw:start-glue-point="1" draw:end-shape="id70" draw:end-glue-point="3">
          <text:p text:style-name="P3"/>
        </draw:connector>
        <draw:custom-shape draw:style-name="gr3" draw:text-style-name="P17" draw:id="id82" draw:layer="layout" svg:width="4.675cm" svg:height="1.175cm" svg:x="16.24cm" svg:y="25.982cm">
          <text:p text:style-name="P2"><text:span text:style-name="T15">Comple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71" draw:layer="layout" svg:width="6.35cm" svg:height="1.905cm" svg:x="1.635cm" svg:y="10.43cm">
          <text:p text:style-name="P2"><text:span text:style-name="T15">Retrieve target track from DB</text:span></text:p>
          <draw:enhanced-geometry svg:viewBox="0 0 21600 21600" draw:type="rectangle" draw:enhanced-path="M 0 0 L 21600 0 21600 21600 0 21600 0 0 Z N"/>
        </draw:custom-shape>
        <draw:connector draw:style-name="gr5" draw:text-style-name="P1" draw:layer="layout" draw:type="line" svg:x1="7.985cm" svg:y1="11.382cm" svg:x2="8.62cm" svg:y2="11.382cm" draw:start-shape="id71" draw:start-glue-point="1" draw:end-shape="id69" draw:end-glue-point="3">
          <text:p text:style-name="P3"/>
        </draw:connector>
        <draw:custom-shape draw:style-name="gr40" draw:text-style-name="P1" draw:id="id83" draw:layer="layout" svg:width="18.415cm" svg:height="11.73cm" svg:x="1.635cm" svg:y="13.605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8.89cm" svg:height="1.52cm" svg:x="1.635cm" svg:y="12.815cm">
          <draw:text-box>
            <text:p text:style-name="P3">For each row in LocusNexus</text:p>
          </draw:text-box>
        </draw:frame>
        <draw:custom-shape draw:style-name="gr40" draw:text-style-name="P1" draw:id="id80" draw:layer="layout" svg:width="17.78cm" svg:height="8.552cm" svg:x="2.27cm" svg:y="14.97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15.875cm" svg:height="0.962cm" svg:x="2.27cm" svg:y="14.008cm">
          <draw:text-box>
            <text:p text:style-name="P3">For each query and target locus </text:p>
          </draw:text-box>
        </draw:frame>
        <draw:custom-shape draw:style-name="gr2" draw:text-style-name="P5" draw:id="id72" draw:layer="layout" svg:width="6.35cm" svg:height="2.54cm" svg:x="2.27cm" svg:y="14.97cm">
          <text:p text:style-name="P2"><text:span text:style-name="T2">Locus has Identifying Anno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id="id75" draw:layer="layout" svg:width="3.81cm" svg:height="1.905cm" svg:x="11.16cm" svg:y="14.97cm">
          <text:p text:style-name="P2">Set nodeID to IdAnnot</text:p>
          <draw:enhanced-geometry svg:viewBox="0 0 21600 21600" draw:type="rectangle" draw:enhanced-path="M 0 0 L 21600 0 21600 21600 0 21600 0 0 Z N"/>
        </draw:custom-shape>
        <draw:custom-shape draw:style-name="gr2" draw:text-style-name="P2" draw:id="id73" draw:layer="layout" svg:width="4.445cm" svg:height="1.27cm" svg:x="2.905cm" svg:y="18.78cm">
          <text:p text:style-name="P2">Set nodeID to LocusID</text:p>
          <draw:enhanced-geometry svg:viewBox="0 0 21600 21600" draw:type="rectangle" draw:enhanced-path="M 0 0 L 21600 0 21600 21600 0 21600 0 0 Z N"/>
        </draw:custom-shape>
        <draw:connector draw:style-name="gr5" draw:text-style-name="P1" draw:id="id74" draw:layer="layout" svg:x1="8.62cm" svg:y1="16.24cm" svg:x2="8.62cm" svg:y2="16.24cm" draw:start-shape="id72" draw:end-shape="id72">
          <text:p text:style-name="P3"/>
        </draw:connector>
        <draw:connector draw:style-name="gr11" draw:text-style-name="P2" draw:layer="layout" svg:x1="5.444cm" svg:y1="17.51cm" svg:x2="5.127cm" svg:y2="18.78cm" draw:start-shape="id72" draw:start-glue-point="6" draw:end-shape="id73" draw:end-glue-point="0">
          <text:p text:style-name="P2">FALSE</text:p>
        </draw:connector>
        <draw:connector draw:style-name="gr11" draw:text-style-name="P2" draw:layer="layout" svg:x1="8.62cm" svg:y1="16.24cm" svg:x2="11.16cm" svg:y2="15.922cm" draw:start-shape="id74" draw:start-glue-point="0" draw:end-shape="id75" draw:end-glue-point="3">
          <text:p text:style-name="P2">TRUE</text:p>
        </draw:connector>
        <draw:custom-shape draw:style-name="gr2" draw:text-style-name="P2" draw:id="id76" draw:layer="layout" svg:width="5.715cm" svg:height="2.54cm" svg:x="9.255cm" svg:y="18.145cm">
          <text:p text:style-name="P2">nodeID in Node Map?</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1" draw:layer="layout" svg:x1="7.35cm" svg:y1="19.415cm" svg:x2="9.255cm" svg:y2="19.414cm" draw:start-shape="id73" draw:start-glue-point="1" draw:end-shape="id76" draw:end-glue-point="5">
          <text:p text:style-name="P3"/>
        </draw:connector>
        <draw:connector draw:style-name="gr5" draw:text-style-name="P1" draw:layer="layout" svg:x1="13.065cm" svg:y1="16.875cm" svg:x2="12.111cm" svg:y2="18.145cm" draw:start-shape="id75" draw:start-glue-point="2" draw:end-shape="id76" draw:end-glue-point="4">
          <text:p text:style-name="P3"/>
        </draw:connector>
        <draw:custom-shape draw:style-name="gr2" draw:text-style-name="P2" draw:id="id78" draw:layer="layout" svg:width="5.08cm" svg:height="1.905cm" svg:x="6.08cm" svg:y="21.32cm">
          <text:p text:style-name="P2">Add new Node to NodeMap</text:p>
          <draw:enhanced-geometry svg:viewBox="0 0 21600 21600" draw:type="rectangle" draw:enhanced-path="M 0 0 L 21600 0 21600 21600 0 21600 0 0 Z N"/>
        </draw:custom-shape>
        <draw:custom-shape draw:style-name="gr2" draw:text-style-name="P2" draw:id="id79" draw:layer="layout" svg:width="4.445cm" svg:height="1.905cm" svg:x="13.065cm" svg:y="21.32cm">
          <text:p text:style-name="P2">Add Locus to LocusSet in Node</text:p>
          <draw:enhanced-geometry svg:viewBox="0 0 21600 21600" draw:type="rectangle" draw:enhanced-path="M 0 0 L 21600 0 21600 21600 0 21600 0 0 Z N"/>
        </draw:custom-shape>
        <draw:custom-shape draw:style-name="gr2" draw:text-style-name="P2" draw:id="id77" draw:layer="layout" svg:width="3.81cm" svg:height="2.54cm" svg:x="15.95cm" svg:y="17.147cm">
          <text:p text:style-name="P2">Get Node from Node Map</text:p>
          <draw:enhanced-geometry svg:viewBox="0 0 21600 21600" draw:type="rectangle" draw:enhanced-path="M 0 0 L 21600 0 21600 21600 0 21600 0 0 Z N"/>
        </draw:custom-shape>
        <draw:connector draw:style-name="gr11" draw:text-style-name="P2" draw:layer="layout" svg:x1="14.968cm" svg:y1="19.414cm" svg:x2="15.95cm" svg:y2="18.417cm" draw:start-shape="id76" draw:start-glue-point="7" draw:end-shape="id77" draw:end-glue-point="3">
          <text:p text:style-name="P2">TRUE</text:p>
        </draw:connector>
        <draw:connector draw:style-name="gr11" draw:text-style-name="P2" draw:layer="layout" draw:line-skew="-3.039cm 3.04cm" svg:x1="12.111cm" svg:y1="20.685cm" svg:x2="8.62cm" svg:y2="21.32cm" draw:start-shape="id76" draw:start-glue-point="6" draw:end-shape="id78" draw:end-glue-point="0">
          <text:p text:style-name="P2">FALSE</text:p>
        </draw:connector>
        <draw:connector draw:style-name="gr5" draw:text-style-name="P1" draw:layer="layout" svg:x1="17.855cm" svg:y1="19.687cm" svg:x2="15.287cm" svg:y2="21.32cm" draw:start-shape="id77" draw:start-glue-point="2" draw:end-shape="id79" draw:end-glue-point="0">
          <text:p text:style-name="P3"/>
        </draw:connector>
        <draw:connector draw:style-name="gr5" draw:text-style-name="P1" draw:layer="layout" svg:x1="11.16cm" svg:y1="22.272cm" svg:x2="13.065cm" svg:y2="22.272cm" draw:start-shape="id78" draw:start-glue-point="1" draw:end-shape="id79">
          <text:p text:style-name="P3"/>
        </draw:connector>
        <draw:custom-shape draw:style-name="gr3" draw:text-style-name="P1" draw:id="id81" draw:layer="layout" svg:width="13.97cm" svg:height="0.931cm" svg:x="4.175cm" svg:y="24.199cm">
          <text:p text:style-name="P2">Create edge between queryNode &amp; targetNode</text:p>
          <draw:enhanced-geometry svg:viewBox="0 0 21600 21600" draw:type="rectangle" draw:enhanced-path="M 0 0 L 21600 0 21600 21600 0 21600 0 0 Z N"/>
        </draw:custom-shape>
        <draw:connector draw:style-name="gr5" draw:text-style-name="P1" draw:layer="layout" svg:x1="11.16cm" svg:y1="23.522cm" svg:x2="11.16cm" svg:y2="24.199cm" draw:start-shape="id80" draw:start-glue-point="2" draw:end-shape="id81" draw:end-glue-point="0">
          <text:p text:style-name="P3"/>
        </draw:connector>
        <draw:connector draw:style-name="gr5" draw:text-style-name="P1" draw:layer="layout" svg:x1="10.795cm" svg:y1="25.765cm" svg:x2="16.24cm" svg:y2="26.569cm" draw:start-shape="id68" draw:start-glue-point="2" draw:end-shape="id82" draw:end-glue-point="3">
          <text:p text:style-name="P3"/>
        </draw:connector>
        <draw:connector draw:style-name="gr5" draw:text-style-name="P1" draw:layer="layout" svg:x1="17.51cm" svg:y1="12.335cm" svg:x2="10.842cm" svg:y2="13.605cm" draw:start-shape="id70" draw:start-glue-point="2" draw:end-shape="id83" draw:end-glue-point="0">
          <text:p text:style-name="P3"/>
        </draw:connector>
      </draw:page>
      <draw:page draw:name="page9" draw:style-name="dp1" draw:master-page-name="Default">
        <office:forms form:automatic-focus="false" form:apply-design-mode="false"/>
        <draw:custom-shape draw:style-name="gr15" draw:text-style-name="P1" draw:layer="layout" svg:width="6.349cm" svg:height="8.109cm" svg:x="14.241cm" svg:y="2.48cm">
          <text:p text:style-name="P3"/>
          <draw:enhanced-geometry svg:viewBox="0 0 21600 21600" draw:mirror-horizontal="false" draw:mirror-vertical="false" draw:type="rectangle" draw:enhanced-path="M 0 0 L 21600 0 21600 21600 0 21600 0 0 Z N"/>
        </draw:custom-shape>
        <draw:custom-shape draw:style-name="gr15" draw:text-style-name="P1" draw:layer="layout" svg:width="6.349cm" svg:height="8.109cm" svg:x="13.987cm" svg:y="2.27cm">
          <text:p text:style-name="P3"/>
          <draw:enhanced-geometry svg:viewBox="0 0 21600 21600" draw:mirror-horizontal="false" draw:mirror-vertical="false" draw:type="rectangle" draw:enhanced-path="M 0 0 L 21600 0 21600 21600 0 21600 0 0 Z N"/>
        </draw:custom-shape>
        <draw:custom-shape draw:style-name="gr16" draw:text-style-name="P1" draw:layer="layout" svg:width="6.349cm" svg:height="8.109cm" svg:x="1cm" svg:y="2.416cm">
          <text:p text:style-name="P3"/>
          <draw:enhanced-geometry svg:viewBox="0 0 21600 21600" draw:mirror-horizontal="false" draw:mirror-vertical="false" draw:type="rectangle" draw:enhanced-path="M 0 0 L 21600 0 21600 21600 0 21600 0 0 Z N"/>
        </draw:custom-shape>
        <draw:custom-shape draw:style-name="gr16" draw:text-style-name="P1" draw:layer="layout" svg:width="6.349cm" svg:height="8.109cm" svg:x="1.2cm" svg:y="2.416cm">
          <text:p text:style-name="P3"/>
          <draw:enhanced-geometry svg:viewBox="0 0 21600 21600" draw:mirror-horizontal="false" draw:mirror-vertical="false" draw:type="rectangle" draw:enhanced-path="M 0 0 L 21600 0 21600 21600 0 21600 0 0 Z N"/>
        </draw:custom-shape>
        <draw:custom-shape draw:style-name="gr16" draw:text-style-name="P1" draw:layer="layout" svg:width="6.349cm" svg:height="8.109cm" svg:x="1.382cm" svg:y="2.163cm">
          <text:p text:style-name="P3"/>
          <draw:enhanced-geometry svg:viewBox="0 0 21600 21600" draw:mirror-horizontal="false" draw:mirror-vertical="false" draw:type="rectangle" draw:enhanced-path="M 0 0 L 21600 0 21600 21600 0 21600 0 0 Z N"/>
        </draw:custom-shape>
        <draw:g>
          <draw:custom-shape draw:style-name="gr16" draw:text-style-name="P1" draw:layer="layout" svg:width="6.349cm" svg:height="8.109cm" svg:x="1.635cm" svg:y="2.091cm">
            <text:p text:style-name="P3"/>
            <draw:enhanced-geometry svg:viewBox="0 0 21600 21600" draw:mirror-horizontal="false" draw:mirror-vertical="false" draw:type="rectangle" draw:enhanced-path="M 0 0 L 21600 0 21600 21600 0 21600 0 0 Z N"/>
          </draw:custom-shape>
          <draw:frame draw:style-name="gr17" draw:text-style-name="P3" draw:layer="layout" svg:width="5.08cm" svg:height="1.018cm" svg:x="2.269cm" svg:y="1.945cm">
            <draw:text-box>
              <text:p text:style-name="P3">q2]</text:p>
            </draw:text-box>
          </draw:frame>
          <draw:frame draw:style-name="gr19" draw:text-style-name="P8" draw:layer="layout" svg:width="6.35cm" svg:height="7.148cm" svg:x="1.635cm" svg:y="3.06cm">
            <draw:text-box>
              <text:p text:style-name="P3"><text:span text:style-name="T6">i</text:span><text:span text:style-name="T16">d: </text:span><text:span text:style-name="T16"><text:tab/></text:span><text:span text:style-name="T16"><text:tab/></text:span><text:span text:style-name="T16">“locus1”</text:span></text:p>
              <text:p text:style-name="P3"><text:span text:style-name="T16">source:</text:span><text:span text:style-name="T16"><text:tab/></text:span><text:span text:style-name="T16">“refseq”</text:span></text:p>
              <text:p text:style-name="P3"><text:span text:style-name="T16">type:</text:span><text:span text:style-name="T16"><text:tab/></text:span><text:span text:style-name="T16"><text:tab/></text:span><text:span text:style-name="T16">“UTR”</text:span></text:p>
              <text:p text:style-name="P3"><text:span text:style-name="T16">chr: </text:span><text:span text:style-name="T16"><text:tab/></text:span><text:span text:style-name="T16"><text:tab/></text:span><text:span text:style-name="T16">“chr1”</text:span></text:p>
              <text:p text:style-name="P3"><text:span text:style-name="T16">strand: </text:span><text:span text:style-name="T16"><text:tab/></text:span><text:span text:style-name="T16">“+”</text:span></text:p>
              <text:p text:style-name="P3"><text:span text:style-name="T2">start:</text:span><text:span text:style-name="T2"><text:tab/></text:span><text:span text:style-name="T2">673894</text:span></text:p>
              <text:p text:style-name="P3"><text:span text:style-name="T2">end:</text:span><text:span text:style-name="T2"><text:tab/></text:span><text:span text:style-name="T2"><text:tab/></text:span><text:span text:style-name="T2">687631</text:span></text:p>
              <text:p text:style-name="P3"><text:span text:style-name="T2">annotations:</text:span></text:p>
              <text:p text:style-name="P3"><text:span text:style-name="T6"><text:s text:c="2"/></text:span><text:span text:style-name="T6">symbol:</text:span><text:span text:style-name="T6"><text:tab/></text:span><text:span text:style-name="T6">“CDC2”</text:span></text:p>
              <text:p text:style-name="P3"><text:span text:style-name="T16"><text:s text:c="2"/></text:span><text:span text:style-name="T16">trait:</text:span><text:span text:style-name="T16"><text:tab/></text:span><text:span text:style-name="T16">“zounds”</text:span></text:p>
              <text:p text:style-name="P3"><text:span text:style-name="T16"/></text:p>
            </draw:text-box>
          </draw:frame>
        </draw:g>
        <draw:frame draw:style-name="gr20" draw:text-style-name="P19" draw:layer="layout" svg:width="6.35cm" svg:height="1.673cm" svg:x="1.635cm" svg:y="10.757cm">
          <draw:text-box>
            <text:p text:style-name="P3"><text:span text:style-name="T8">INTERSECTING </text:span></text:p>
            <text:p text:style-name="P3"><text:span text:style-name="T8">QUERY LOCI</text:span></text:p>
          </draw:text-box>
        </draw:frame>
        <draw:custom-shape draw:style-name="gr24" draw:text-style-name="P1" draw:id="id84" draw:layer="layout" svg:width="4.445cm" svg:height="10.16cm" svg:x="8.706cm" svg:y="2.27cm">
          <text:p text:style-name="P3"/>
          <draw:enhanced-geometry svg:viewBox="0 0 21600 21600" draw:type="rectangle" draw:enhanced-path="M 0 0 L 21600 0 21600 21600 0 21600 0 0 Z N"/>
        </draw:custom-shape>
        <draw:custom-shape draw:style-name="gr25" draw:text-style-name="P17" draw:layer="layout" svg:width="1.27cm" svg:height="1.27cm" svg:x="9.341cm" svg:y="2.905cm">
          <text:p text:style-name="P2"><text:span text:style-name="T15">q2</text:span></text:p>
          <draw:enhanced-geometry svg:viewBox="0 0 21600 21600" draw:glue-points="10800 0 3160 3160 0 10800 3160 18440 10800 21600 18440 18440 21600 10800 18440 3160" draw:text-areas="3200 3200 18400 18400" draw:type="ellipse"/>
        </draw:custom-shape>
        <draw:custom-shape draw:style-name="gr26" draw:text-style-name="P17" draw:layer="layout" svg:width="1.27cm" svg:height="1.27cm" svg:x="11.246cm" svg:y="2.905cm">
          <text:p text:style-name="P2"><text:span text:style-name="T15">t1</text:span></text:p>
          <draw:enhanced-geometry svg:viewBox="0 0 21600 21600" draw:glue-points="10800 0 3160 3160 0 10800 3160 18440 10800 21600 18440 18440 21600 10800 18440 3160" draw:text-areas="3200 3200 18400 18400" draw:type="ellipse"/>
        </draw:custom-shape>
        <draw:custom-shape draw:style-name="gr25" draw:text-style-name="P17" draw:layer="layout" svg:width="1.27cm" svg:height="1.27cm" svg:x="9.341cm" svg:y="4.81cm">
          <text:p text:style-name="P2"><text:span text:style-name="T15">q2</text:span></text:p>
          <draw:enhanced-geometry svg:viewBox="0 0 21600 21600" draw:glue-points="10800 0 3160 3160 0 10800 3160 18440 10800 21600 18440 18440 21600 10800 18440 3160" draw:text-areas="3200 3200 18400 18400" draw:type="ellipse"/>
        </draw:custom-shape>
        <draw:custom-shape draw:style-name="gr26" draw:text-style-name="P17" draw:layer="layout" svg:width="1.27cm" svg:height="1.27cm" svg:x="11.246cm" svg:y="4.81cm">
          <text:p text:style-name="P2"><text:span text:style-name="T15">t3</text:span></text:p>
          <draw:enhanced-geometry svg:viewBox="0 0 21600 21600" draw:glue-points="10800 0 3160 3160 0 10800 3160 18440 10800 21600 18440 18440 21600 10800 18440 3160" draw:text-areas="3200 3200 18400 18400" draw:type="ellipse"/>
        </draw:custom-shape>
        <draw:custom-shape draw:style-name="gr25" draw:text-style-name="P17" draw:layer="layout" svg:width="1.27cm" svg:height="1.27cm" svg:x="9.341cm" svg:y="6.715cm">
          <text:p text:style-name="P2"><text:span text:style-name="T15">q3</text:span></text:p>
          <draw:enhanced-geometry svg:viewBox="0 0 21600 21600" draw:glue-points="10800 0 3160 3160 0 10800 3160 18440 10800 21600 18440 18440 21600 10800 18440 3160" draw:text-areas="3200 3200 18400 18400" draw:type="ellipse"/>
        </draw:custom-shape>
        <draw:custom-shape draw:style-name="gr26" draw:text-style-name="P17" draw:layer="layout" svg:width="1.27cm" svg:height="1.27cm" svg:x="11.246cm" svg:y="6.715cm">
          <text:p text:style-name="P2"><text:span text:style-name="T15">t4</text:span></text:p>
          <draw:enhanced-geometry svg:viewBox="0 0 21600 21600" draw:glue-points="10800 0 3160 3160 0 10800 3160 18440 10800 21600 18440 18440 21600 10800 18440 3160" draw:text-areas="3200 3200 18400 18400" draw:type="ellipse"/>
        </draw:custom-shape>
        <draw:custom-shape draw:style-name="gr25" draw:text-style-name="P17" draw:layer="layout" svg:width="1.27cm" svg:height="1.27cm" svg:x="9.341cm" svg:y="8.62cm">
          <text:p text:style-name="P2"><text:span text:style-name="T15">qN</text:span></text:p>
          <draw:enhanced-geometry svg:viewBox="0 0 21600 21600" draw:glue-points="10800 0 3160 3160 0 10800 3160 18440 10800 21600 18440 18440 21600 10800 18440 3160" draw:text-areas="3200 3200 18400 18400" draw:type="ellipse"/>
        </draw:custom-shape>
        <draw:custom-shape draw:style-name="gr26" draw:text-style-name="P17" draw:layer="layout" svg:width="1.27cm" svg:height="1.27cm" svg:x="11.246cm" svg:y="8.62cm">
          <text:p text:style-name="P2"><text:span text:style-name="T15">t4</text:span></text:p>
          <draw:enhanced-geometry svg:viewBox="0 0 21600 21600" draw:glue-points="10800 0 3160 3160 0 10800 3160 18440 10800 21600 18440 18440 21600 10800 18440 3160" draw:text-areas="3200 3200 18400 18400" draw:type="ellipse"/>
        </draw:custom-shape>
        <draw:custom-shape draw:style-name="gr25" draw:text-style-name="P17" draw:layer="layout" svg:width="1.27cm" svg:height="1.27cm" svg:x="9.341cm" svg:y="10.525cm">
          <text:p text:style-name="P2"><text:span text:style-name="T15">qN</text:span></text:p>
          <draw:enhanced-geometry svg:viewBox="0 0 21600 21600" draw:glue-points="10800 0 3160 3160 0 10800 3160 18440 10800 21600 18440 18440 21600 10800 18440 3160" draw:text-areas="3200 3200 18400 18400" draw:type="ellipse"/>
        </draw:custom-shape>
        <draw:custom-shape draw:style-name="gr26" draw:text-style-name="P17" draw:layer="layout" svg:width="1.27cm" svg:height="1.27cm" svg:x="11.246cm" svg:y="10.525cm">
          <text:p text:style-name="P2"><text:span text:style-name="T15">tK</text:span></text:p>
          <draw:enhanced-geometry svg:viewBox="0 0 21600 21600" draw:glue-points="10800 0 3160 3160 0 10800 3160 18440 10800 21600 18440 18440 21600 10800 18440 3160" draw:text-areas="3200 3200 18400 18400" draw:type="ellipse"/>
        </draw:custom-shape>
        <draw:g>
          <draw:custom-shape draw:style-name="gr15" draw:text-style-name="P1" draw:layer="layout" svg:width="6.349cm" svg:height="8.109cm" svg:x="13.786cm" svg:y="2.07cm">
            <text:p text:style-name="P3"/>
            <draw:enhanced-geometry svg:viewBox="0 0 21600 21600" draw:mirror-horizontal="false" draw:mirror-vertical="false" draw:type="rectangle" draw:enhanced-path="M 0 0 L 21600 0 21600 21600 0 21600 0 0 Z N"/>
          </draw:custom-shape>
          <draw:frame draw:style-name="gr27" draw:text-style-name="P3" draw:layer="layout" svg:width="5.08cm" svg:height="0.977cm" svg:x="14.421cm" svg:y="2.27cm">
            <draw:text-box>
              <text:p text:style-name="P3">t1]</text:p>
            </draw:text-box>
          </draw:frame>
          <draw:frame draw:style-name="gr28" draw:text-style-name="P8" draw:layer="layout" svg:width="6.349cm" svg:height="7.148cm" svg:x="13.786cm" svg:y="3.377cm">
            <draw:text-box>
              <text:p text:style-name="P3"><text:span text:style-name="T16">id: </text:span><text:span text:style-name="T16"><text:tab/></text:span><text:span text:style-name="T16"><text:tab/></text:span><text:span text:style-name="T16">“v$foxm1”</text:span></text:p>
              <text:p text:style-name="P3"><text:span text:style-name="T16">source:</text:span><text:span text:style-name="T16"><text:tab/></text:span><text:span text:style-name="T16">“tfbs”</text:span></text:p>
              <text:p text:style-name="P3"><text:span text:style-name="T16">type:</text:span><text:span text:style-name="T16"><text:tab/></text:span><text:span text:style-name="T16"><text:tab/></text:span><text:span text:style-name="T16">“tfbs.pred”</text:span></text:p>
              <text:p text:style-name="P3"><text:span text:style-name="T2">chr: </text:span><text:span text:style-name="T2"><text:tab/></text:span><text:span text:style-name="T2"><text:tab/></text:span><text:span text:style-name="T2">“chr1”</text:span></text:p>
              <text:p text:style-name="P3"><text:span text:style-name="T2">strand: </text:span><text:span text:style-name="T2"><text:tab/></text:span><text:span text:style-name="T2">“+”</text:span></text:p>
              <text:p text:style-name="P3"><text:span text:style-name="T2">start:</text:span><text:span text:style-name="T2"><text:tab/></text:span><text:span text:style-name="T2">687627</text:span></text:p>
              <text:p text:style-name="P3"><text:span text:style-name="T2">end:</text:span><text:span text:style-name="T2"><text:tab/></text:span><text:span text:style-name="T2"><text:tab/></text:span><text:span text:style-name="T2">687631</text:span></text:p>
              <text:p text:style-name="P3"><text:span text:style-name="T2">annotations:</text:span></text:p>
              <text:p text:style-name="P3"><text:span text:style-name="T6"><text:s text:c="2"/></text:span><text:span text:style-name="T6">symbol:</text:span><text:span text:style-name="T6"><text:tab/></text:span><text:span text:style-name="T6">“FoxM1”</text:span></text:p>
              <text:p text:style-name="P3"><text:span text:style-name="T2"><text:s text:c="2"/></text:span><text:span text:style-name="T2">score:</text:span><text:span text:style-name="T2"><text:tab/></text:span><text:span text:style-name="T2">0.983</text:span></text:p>
              <text:p text:style-name="P3"><text:span text:style-name="T2"/></text:p>
            </draw:text-box>
          </draw:frame>
        </draw:g>
        <dr3d:scene draw:style-name="gr29" svg:width="5.333cm" svg:height="1.905cm" svg:x="11.754cm" svg:y="1cm" dr3d:transform="matrix (1 0 0 0 0.939692620785931 0.342020143325607 0 -0.342020143325607 0.939692620785931 -7.3495cm 14.4685110369963cm 4.76009082080533cm)" dr3d:vrp="(0 0 16191)" dr3d:vpn="(0 0 15240)" dr3d:projection="perspective" dr3d:distance="0.95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4683 -16240 5333 2032" svg:d="m4683-16240v1905h127v127h5079v-127h127v-1070h-127-127v943h-4825v-1778h-127zm0 1905h-127l2 22 6 21 9 20 13 19 15 15 18 13 21 9 21 6 22 2zm5079-127v127l22-2 21-6 20-9 19-13 15-15 13-18 9-21 6-21 2-22z"/>
        </dr3d:scene>
        <draw:frame draw:style-name="gr20" draw:text-style-name="P19" draw:layer="layout" svg:width="5.715cm" svg:height="1.673cm" svg:x="14.421cm" svg:y="11.16cm">
          <draw:text-box>
            <text:p text:style-name="P3"><text:span text:style-name="T8">INTERSECTING TARGET LOCI</text:span></text:p>
          </draw:text-box>
        </draw:frame>
        <draw:frame draw:style-name="gr20" draw:text-style-name="P17" draw:id="id85" draw:layer="layout" svg:width="4.445cm" svg:height="1.27cm" svg:x="8.706cm" svg:y="12.335cm">
          <draw:text-box>
            <text:p text:style-name="P2"><text:span text:style-name="T8">LocusNexus</text:span></text:p>
          </draw:text-box>
        </draw:frame>
        <draw:connector draw:style-name="gr32" draw:text-style-name="P1" draw:layer="layout" svg:x1="10.928cm" svg:y1="2.27cm" svg:x2="10.928cm" svg:y2="12.335cm" draw:start-shape="id84" draw:start-glue-point="0" draw:end-shape="id85" draw:end-glue-point="0">
          <text:p text:style-name="P3"/>
        </draw:connector>
        <dr3d:scene draw:style-name="gr41" svg:width="5.165cm" svg:height="1.905cm" svg:x="4.81cm" svg:y="1cm" dr3d:transform="matrix (1 0 0 0 0.939692620785931 0.342020143325607 0 -0.342020143325607 0.939692620785931 -7.3925cm 1.92008552553606cm 0.210396380973927cm)" dr3d:vrp="(0 0 15678)" dr3d:vpn="(0 0 14760)" dr3d:projection="perspective" dr3d:distance="0.91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2" draw:layer="layout" svg:viewBox="4658 -2905 5470 2057" svg:d="m9823-2905v1752h-4860v-792h-153-152v945h152v152h5165v-152h153v-1905h-153zm0 1905v152l26-2 26-7 24-11 22-15 19-19 15-22 11-24 7-26 3-26zm-5318 0h-152l2 26 7 26 11 24 15 22 19 19 22 15 24 11 26 7 26 2z"/>
        </dr3d:scene>
        <draw:custom-shape draw:style-name="gr40" draw:text-style-name="P20" draw:layer="layout" svg:width="5.08cm" svg:height="2.54cm" svg:x="4.81cm" svg:y="14.335cm">
          <text:p text:style-name="P3"/>
          <draw:enhanced-geometry svg:viewBox="0 0 21600 21600" draw:type="rectangle" draw:enhanced-path="M 0 0 L 21600 0 21600 21600 0 21600 0 0 Z N"/>
        </draw:custom-shape>
        <draw:frame draw:style-name="gr34" draw:text-style-name="P3" draw:layer="layout" svg:width="5.08cm" svg:height="2.54cm" svg:x="4.81cm" svg:y="14.335cm">
          <draw:text-box>
            <text:p text:style-name="P3">Node: CDC2</text:p>
            <text:p text:style-name="P3">LocusSet:</text:p>
            <text:p text:style-name="P3"><text:tab/>q2, t3</text:p>
          </draw:text-box>
        </draw:frame>
        <draw:custom-shape draw:style-name="gr40" draw:text-style-name="P20" draw:layer="layout" svg:width="5.08cm" svg:height="2.54cm" svg:x="10.525cm" svg:y="14.335cm">
          <text:p text:style-name="P3"/>
          <draw:enhanced-geometry svg:viewBox="0 0 21600 21600" draw:type="rectangle" draw:enhanced-path="M 0 0 L 21600 0 21600 21600 0 21600 0 0 Z N"/>
        </draw:custom-shape>
        <draw:frame draw:style-name="gr34" draw:text-style-name="P3" draw:layer="layout" svg:width="5.08cm" svg:height="2.54cm" svg:x="10.525cm" svg:y="14.335cm">
          <draw:text-box>
            <text:p text:style-name="P3">Node: FoxM1</text:p>
            <text:p text:style-name="P3">LocusSet:</text:p>
            <text:p text:style-name="P3"><text:tab/>t1, t4, q9</text:p>
          </draw:text-box>
        </draw:frame>
        <draw:frame draw:style-name="gr23" draw:text-style-name="P4" draw:layer="layout" svg:width="3.175cm" svg:height="2.79cm" svg:x="1cm" svg:y="14.335cm">
          <draw:text-box>
            <text:p text:style-name="P3"><text:span text:style-name="T3">NODES</text:span></text:p>
            <text:p text:style-name="P3"><text:span text:style-name="T3"><text:s/></text:span><text:span text:style-name="T3">IN</text:span></text:p>
            <text:p text:style-name="P3"><text:span text:style-name="T3">GRAPH</text:span></text:p>
          </draw:text-box>
        </draw:frame>
        <draw:frame draw:style-name="gr23" draw:text-style-name="P4" draw:layer="layout" svg:width="3.175cm" svg:height="2.79cm" svg:x="1cm" svg:y="17.51cm">
          <draw:text-box>
            <text:p text:style-name="P3"><text:span text:style-name="T3">EDGES</text:span></text:p>
            <text:p text:style-name="P3"><text:span text:style-name="T3"><text:s/></text:span><text:span text:style-name="T3">IN</text:span></text:p>
            <text:p text:style-name="P3"><text:span text:style-name="T3">GRAPH</text:span></text:p>
          </draw:text-box>
        </draw:frame>
        <draw:frame draw:style-name="gr8" draw:text-style-name="P3" draw:layer="layout" svg:width="9.525cm" svg:height="1.673cm" svg:x="4.81cm" svg:y="18.145cm">
          <draw:text-box>
            <text:p text:style-name="P3">Node(FoxM1)-&gt;Node(CDC2)</text:p>
            <text:p text:style-name="P3">...</text:p>
          </draw:text-box>
        </draw:frame>
        <dr3d:scene draw:style-name="gr43" svg:width="5.08cm" svg:height="1.905cm" svg:x="13.065cm" svg:y="20.685cm" dr3d:transform="matrix (1 0 0 0 0.939692620785931 0.342020143325607 0 -0.342020143325607 0.939692620785931 -15.6055cm 20.4713314342787cm 7.01783494447628cm)" dr3d:vrp="(0 0 15331.1428571429)" dr3d:vpn="(0 0 14517.1428571429)" dr3d:projection="perspective" dr3d:distance="0.81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4" draw:layer="layout" svg:viewBox="13065 -22590 5081 1906" svg:d="m13382-20684-30-2-29-5-29-9-29-11-27-14-26-17-25-20-23-21-21-23-20-25-17-26-14-27-11-29-9-29-5-29-2-30v-1271l2-30 5-29 9-29 11-29 14-27 17-26 20-25 21-24 23-21 25-19 26-17 27-15 29-11 29-9 29-5 30-2h4446l30 2 29 5 29 9 29 11 27 15 26 17 25 19 24 21 21 24 19 25 17 26 15 27 11 29 9 29 5 29 2 30v1271l-2 30-5 29-9 29-11 29-15 27-17 26-19 25-21 23-24 21-25 20-26 17-27 14-29 11-29 9-29 5-30 2z"/>
          <dr3d:extrude draw:style-name="gr45" draw:layer="layout" svg:viewBox="14770 -21865 409 454" svg:d="m14770-21639 1 25 3 23 5 22 7 21 4 11 5 10 5 9 5 9 7 10 6 8 15 17 8 8 8 7 9 6 9 7 9 5 10 5 10 5 10 4 10 4 11 3 23 5 24 3 25 1 24-1 24-3 23-4 22-7 21-8 21-11 20-12 19-14-27-45-17 13-17 12-18 10-18 8-19 6-19 4-19 3-20 1-19-1-17-2-9-2-8-2-8-3-8-3-8-3-7-4-7-4-7-4-7-5-6-5-6-6-6-6-11-13-9-14-8-15-6-16-5-16-4-18-2-19-1-19 1-20 2-18 3-18 5-17 3-8 4-7 4-8 4-7 4-7 5-6 5-7 6-6 6-6 6-5 6-5 7-5 6-5 7-4 8-3 7-4 8-2 8-3 17-4 18-2 19-1 20 1 21 3 19 4 20 7 19 8 18 10 19 12 18 14 26-45-20-14-20-13-22-11-22-8-23-7-23-5-25-3-25-1-26 1-24 3-24 5-21 7-11 4-10 4-9 5-9 6-9 6-9 7-8 7-8 7-7 8-7 8-7 8-6 9-5 9-5 10-5 9-4 10-3 11-4 11-4 22-3 24z"/>
          <dr3d:extrude draw:style-name="gr45" draw:layer="layout" svg:viewBox="15249 -21857 376 438" svg:d="m15249-21419h154l25-1 24-3 22-4 21-6 10-4 10-4 9-5 9-5 8-6 9-6 8-6 7-7 7-7 7-8 6-8 6-9 6-9 5-9 4-9 4-10 4-11 3-10 4-23 3-24 1-25-1-24-3-22-4-22-7-20-4-10-4-10-5-9-6-9-6-8-6-8-7-8-7-8-7-7-8-7-9-7-8-6-9-5-9-5-10-5-9-4-11-3-10-4-22-4-23-3-25-1h-156zm57 48h98l19 1 17 2 17 3 8 3 7 2 7 3 7 4 7 3 7 4 6 5 6 4 6 6 5 5 5 6 5 5 4 7 4 6 4 7 3 7 3 8 3 7 4 17 4 17 1 19 1 20-1 20-2 19-3 17-4 17-3 7-3 8-4 7-4 7-4 6-4 7-5 5-5 6-5 5-6 6-6 4-6 5-7 4-6 3-7 4-7 3-8 2-8 3-16 3-17 2-19 1h-98z"/>
          <dr3d:extrude draw:style-name="gr45" draw:layer="layout" svg:viewBox="15687 -21865 409 454" svg:d="m15687-21639 1 25 3 23 5 22 7 21 4 11 5 10 5 9 5 9 7 10 6 8 15 17 8 8 8 7 9 6 9 7 9 5 10 5 10 5 10 4 10 4 11 3 23 5 24 3 25 1 24-1 24-3 23-4 22-7 21-8 21-11 20-12 19-14-27-45-17 13-17 12-18 10-18 8-19 6-19 4-19 3-20 1-19-1-17-2-9-2-8-2-8-3-8-3-8-3-7-4-7-4-7-4-7-5-6-5-6-6-6-6-11-13-9-14-8-15-6-16-5-16-4-18-2-19-1-19 1-20 2-18 3-18 5-17 3-8 4-7 4-8 4-7 4-7 5-6 5-7 6-6 6-6 6-5 6-5 7-5 6-5 7-4 8-3 7-4 8-2 8-3 17-4 18-2 19-1 20 1 21 3 19 4 20 7 19 8 18 10 19 12 18 14 26-45-20-14-20-13-22-11-22-8-23-7-23-5-25-3-25-1-26 1-24 3-24 5-21 7-11 4-10 4-9 5-9 6-9 6-9 7-8 7-8 7-7 8-7 8-7 8-6 9-5 9-5 10-5 9-4 10-3 11-4 11-4 22-3 24z"/>
          <dr3d:extrude draw:style-name="gr45" draw:layer="layout" svg:viewBox="16140 -21857 291 446" svg:d="m16431-21857h-291v46l129 118 24 22 20 21 9 10 8 10 8 10 6 9 6 9 5 9 4 9 3 10 3 9 2 9 1 10v9 9l-1 8-1 4-1 4-2 4-1 3-2 4-1 3-2 3-2 4-3 3-2 3-3 2-3 3-7 5-7 4-7 4-8 3-8 2-9 2-9 1h-10-14l-13-2-14-2-14-4-15-4-14-5-15-7-15-7-16 44 16 8 17 7 16 6 17 5 17 4 17 3 17 1 18 1 15-1 15-1 14-3 13-4 12-5 12-6 11-7 10-8 9-9 4-5 4-5 4-5 3-6 3-5 2-6 3-5 2-6 1-6 2-7 1-12 1-14v-10l-2-10-1-11-3-10-4-10-4-10-5-10-6-10-7-10-7-11-9-11-10-11-10-12-12-12-26-24-108-97h220z"/>
        </dr3d:scene>
        <draw:frame draw:style-name="gr23" draw:text-style-name="P4" draw:layer="layout" svg:width="3.175cm" svg:height="2.79cm" svg:x="1cm" svg:y="21.07cm">
          <draw:text-box>
            <text:p text:style-name="P3"><text:span text:style-name="T3">GRAPH</text:span></text:p>
          </draw:text-box>
        </draw:frame>
        <dr3d:scene draw:style-name="gr43" svg:width="3.175cm" svg:height="3.175cm" svg:x="6.08cm" svg:y="20.05cm" dr3d:transform="matrix (1 0 0 0 0.939692620785931 0.342020143325607 0 -0.342020143325607 0.939692620785931 -7.666cm 20.4464503316251cm 7.08327140778797cm)" dr3d:vrp="(0 0 9748.28571428571)" dr3d:vpn="(0 0 9074.28571428571)" dr3d:projection="perspective" dr3d:distance="0.67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6" draw:layer="layout" svg:viewBox="6078 -23224 3176 3176" svg:d="m7666-23224-162 8-158 24-152 39-146 54-139 67-131 79-122 92-113 102-102 113-92 122-79 131-67 139-54 146-39 152-24 158-8 162 8 162 24 158 39 152 54 146 67 139 79 131 92 122 102 113 113 102 122 92 131 79 139 67 146 54 152 39 158 24 162 8 162-8 158-24 152-39 146-54 139-67 131-79 122-92 113-102 102-113 92-122 79-131 67-139 54-146 39-152 24-158 8-162-8-162-24-158-39-152-54-146-67-139-79-131-92-122-102-113-113-102-122-92-131-79-139-67-146-54-152-39-158-24z"/>
          <dr3d:extrude draw:style-name="gr47" draw:layer="layout" svg:viewBox="6748 -21858 303 438" svg:d="m7051-21468h-246v-154h239v-48h-239v-188h-57v438h303z"/>
          <dr3d:extrude draw:style-name="gr47" draw:layer="layout" svg:viewBox="7110 -21865 303 339" svg:d="m7262-21526 17-1 16-2 8-1 7-2 8-3 7-2 6-3 7-4 6-4 6-4 6-4 6-5 6-5 5-6 5-6 4-6 5-6 4-7 7-14 5-15 4-16 4-17 1-17 1-19-1-19-1-18-4-17-4-16-5-15-4-7-3-7-4-7-5-6-4-6-5-6-5-6-6-5-6-5-6-4-6-4-6-4-7-4-6-3-7-2-8-3-7-2-8-1-16-2-17-1-17 1-16 2-8 1-8 2-7 3-7 2-7 3-6 4-7 4-6 4-6 4-5 5-6 5-5 6-10 12-4 6-4 7-7 14-6 15-4 16-3 17-2 18-1 19 1 19 2 17 3 17 4 16 6 15 7 14 8 13 10 12 5 6 6 5 5 5 6 4 6 4 7 4 6 4 7 3 7 2 7 3 8 2 8 1 16 2zm17-290h5l6 1h5l5 1 5 1 4 2 5 2 5 2 4 2 4 3 4 3 4 3 4 3 3 4 4 4 3 4 6 9 5 10 5 10 3 10 3 11 2 12 2 12v13 13l-2 13-2 12-2 11-4 11-4 10-5 9-6 9-3 4-4 4-3 3-4 3-4 3-4 3-4 3-5 2-4 2-5 1-5 2-5 1-5 1h-5l-11 1-11-1h-6l-5-1-5-1-5-2-4-1-5-2-4-2-4-3-4-3-4-3-4-3-3-3-4-4-3-4-6-9-5-9-4-10-3-11-3-11-2-12-2-13v-13-13l2-12 2-12 3-11 3-11 5-10 5-9 6-9 3-4 4-4 3-4 4-4 4-3 4-3 4-2 4-3 5-2 4-1 5-2 5-1 5-1h5z"/>
          <dr3d:extrude draw:style-name="gr47" draw:layer="layout" svg:viewBox="7448 -21857 297 323" svg:d="m7745-21857h-58l-91 130-90-130h-58l119 168-111 155h60l80-115 82 115h55l-108-154z"/>
          <dr3d:extrude draw:style-name="gr47" draw:layer="layout" svg:viewBox="7807 -21857 427 438" svg:d="m8234-21857h-57v367l-134-367h-46l-138 367v-367h-52v438h79l136-363 133 363h79z"/>
          <dr3d:extrude draw:style-name="gr47" draw:layer="layout" svg:viewBox="8347 -21857 167 441" svg:d="m8514-21857h-56v364l-5-5-5-4-6-4-6-4-6-4-6-3-6-3-7-2-15-5-15-3-17-1-17-1v52l21 1 10 1 10 2 9 2 9 3 9 3 8 4 8 5 7 4 7 6 6 5 7 6 5 7 6 7 5 8h40z"/>
        </dr3d:scene>
        <dr3d:scene draw:style-name="gr48" svg:width="3.81cm" svg:height="0.499cm" svg:x="9.255cm" svg:y="21.637cm" dr3d:transform="matrix (1 0 0 0 0.939692620785931 0.342020143325607 0 -0.342020143325607 0.939692620785931 -11.16cm 20.441746691881cm 7.09911835617426cm)" dr3d:vrp="(0 0 11529.5714285714)" dr3d:vpn="(0 0 10888.5714285714)" dr3d:projection="perspective" dr3d:distance="0.64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9" draw:layer="layout" svg:viewBox="9255 -22015 3810 755" svg:d="m13065-21637-1132-378v225h-2678v305h2678v225z"/>
        </dr3d:scene>
      </draw:page>
      <draw:page draw:name="page10" draw:style-name="dp1" draw:master-page-name="Default">
        <office:forms form:automatic-focus="false" form:apply-design-mode="false"/>
        <draw:frame draw:style-name="gr50" draw:text-style-name="P1" draw:layer="layout" svg:width="19.589cm" svg:height="19.589cm" svg:x="0.461cm" svg:y="1.635cm">
          <draw:image xlink:href="../../../../julio/p38tgts/submit/resAll.mg.tf0.png" xlink:type="simple" xlink:show="embed" xlink:actuate="onLoad">
            <text:p text:style-name="P3"/>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Double_20_Arrow" draw:display-name="Double Arrow" svg:viewBox="0 0 1131 1918" svg:d="m737 1131h394l-564-1131-567 1131h398l-398 787h1131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09-10T20:26:09</meta:creation-date>
    <dc:date>2007-11-05T16:22:05</dc:date>
    <dc:language>en-US</dc:language>
    <meta:editing-cycles>19</meta:editing-cycles>
    <meta:editing-duration>PT22H37M58S</meta:editing-duration>
    <meta:user-defined meta:name="Info 1"/>
    <meta:user-defined meta:name="Info 2"/>
    <meta:user-defined meta:name="Info 3"/>
    <meta:user-defined meta:name="Info 4"/>
    <meta:document-statistic meta:object-count="2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style:font-family-generic="swiss" style:font-pitch="variable"/>
    <style:font-face style:name="Arial" svg:font-family="Arial" style:font-family-generic="system" style:font-pitch="variable"/>
  </office:font-face-decls>
  <office:automatic-styles>
    <style:style style:name="co1" style:family="table-column">
      <style:table-column-properties fo:break-before="auto" style:column-width="2.9689in"/>
    </style:style>
    <style:style style:name="co2" style:family="table-column">
      <style:table-column-properties fo:break-before="auto" style:column-width="0.3402in"/>
    </style:style>
    <style:style style:name="co3" style:family="table-column">
      <style:table-column-properties fo:break-before="auto" style:column-width="0.3299in"/>
    </style:style>
    <style:style style:name="co4" style:family="table-column">
      <style:table-column-properties fo:break-before="auto" style:column-width="0.2953in"/>
    </style:style>
    <style:style style:name="co5" style:family="table-column">
      <style:table-column-properties fo:break-before="auto" style:column-width="0.2429in"/>
    </style:style>
    <style:style style:name="co6" style:family="table-column">
      <style:table-column-properties fo:break-before="auto" style:column-width="0.3154in"/>
    </style:style>
    <style:style style:name="co7" style:family="table-column">
      <style:table-column-properties fo:break-before="auto" style:column-width="0.802in"/>
    </style:style>
    <style:style style:name="co8"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weight="bold"/>
    </style:style>
    <style:style style:name="ce2" style:family="table-cell" style:parent-style-name="Default">
      <style:table-cell-properties fo:border="0.0008in solid #000000"/>
    </style:style>
    <style:style style:name="ce3" style:family="table-cell" style:parent-style-name="Default">
      <style:table-cell-properties style:text-align-source="fix" style:repeat-content="false" style:vertical-align="middle"/>
      <style:paragraph-properties fo:text-align="center"/>
      <style:text-properties fo:font-size="8pt" fo:font-weight="bold"/>
    </style:style>
    <style:style style:name="ce4" style:family="table-cell" style:parent-style-name="Default">
      <style:table-cell-properties style:text-align-source="fix" style:repeat-content="false" fo:wrap-option="wrap"/>
      <style:paragraph-properties fo:text-align="center"/>
    </style:style>
    <style:style style:name="ce5" style:family="table-cell" style:parent-style-name="Default">
      <style:table-cell-properties fo:border-bottom="none" style:text-align-source="fix" style:repeat-content="false" fo:wrap-option="wrap" fo:border-left="0.0346in solid #800000" fo:border-right="none" fo:border-top="none" style:vertical-align="middle"/>
      <style:paragraph-properties fo:text-align="center" fo:margin-left="0in"/>
      <style:text-properties fo:color="#800000" fo:font-weight="bold"/>
    </style:style>
    <style:style style:name="ce6" style:family="table-cell" style:parent-style-name="Default">
      <style:table-cell-properties style:text-align-source="fix" style:repeat-content="false" fo:wrap-option="wrap"/>
      <style:paragraph-properties fo:text-align="center"/>
      <style:text-properties fo:font-weight="bold"/>
    </style:style>
    <style:style style:name="ce7" style:family="table-cell" style:parent-style-name="Default">
      <style:table-cell-properties fo:border-bottom="none" style:text-align-source="fix" style:repeat-content="false" fo:wrap-option="wrap" fo:border-left="0.0346in solid #008000" fo:border-right="none" fo:border-top="none" style:vertical-align="middle"/>
      <style:paragraph-properties fo:text-align="center"/>
      <style:text-properties fo:color="#008000" fo:font-weight="bold"/>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4"/>
        <table:table-row table:style-name="ro1">
          <table:table-cell/>
          <table:table-cell table:style-name="ce3" office:value-type="string" table:number-columns-spanned="5" table:number-rows-spanned="1">
            <text:p>bit for each query locus</text:p>
          </table:table-cell>
          <table:covered-table-cell table:number-columns-repeated="4"/>
          <table:table-cell/>
        </table:table-row>
        <table:table-row table:style-name="ro1">
          <table:table-cell table:style-name="ce1" office:value-type="string">
            <text:p>Term</text:p>
          </table:table-cell>
          <table:table-cell table:style-name="ce1" office:value-type="string">
            <text:p>q1</text:p>
          </table:table-cell>
          <table:table-cell table:style-name="ce1" office:value-type="string">
            <text:p>q2</text:p>
          </table:table-cell>
          <table:table-cell table:style-name="ce1" office:value-type="string">
            <text:p>q3</text:p>
          </table:table-cell>
          <table:table-cell table:style-name="ce1" office:value-type="string">
            <text:p>...</text:p>
          </table:table-cell>
          <table:table-cell table:style-name="ce1" office:value-type="string">
            <text:p>qN</text:p>
          </table:table-cell>
          <table:table-cell/>
        </table:table-row>
        <table:table-row table:style-name="ro1">
          <table:table-cell table:style-name="ce2" office:value-type="string">
            <text:p>query.term1</text:p>
          </table:table-cell>
          <table:table-cell table:style-name="ce2" office:value-type="float" office:value="0">
            <text:p>0</text:p>
          </table:table-cell>
          <table:table-cell table:number-columns-repeated="2" table:style-name="ce2" office:value-type="float" office:value="1">
            <text:p>1</text:p>
          </table:table-cell>
          <table:table-cell table:style-name="ce2" office:value-type="float" office:value="0">
            <text:p>0</text:p>
          </table:table-cell>
          <table:table-cell table:style-name="ce2" office:value-type="float" office:value="1">
            <text:p>1</text:p>
          </table:table-cell>
          <table:table-cell table:style-name="ce5" office:value-type="string" table:number-columns-spanned="1" table:number-rows-spanned="6">
            <text:p><text:s/>one-term rows</text:p>
          </table:table-cell>
        </table:table-row>
        <table:table-row table:style-name="ro1">
          <table:table-cell table:style-name="ce2" office:value-type="string">
            <text:p>...</text:p>
          </table:table-cell>
          <table:table-cell table:style-name="ce2" office:value-type="float" office:value="1">
            <text:p>1</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2" office:value-type="float" office:value="1">
            <text:p>1</text:p>
          </table:table-cell>
          <table:covered-table-cell table:style-name="ce6"/>
        </table:table-row>
        <table:table-row table:style-name="ro1">
          <table:table-cell table:style-name="ce2" office:value-type="string">
            <text:p>query.termN</text:p>
          </table:table-cell>
          <table:table-cell table:number-columns-repeated="2" table:style-name="ce2" office:value-type="float" office:value="1">
            <text:p>1</text:p>
          </table:table-cell>
          <table:table-cell table:number-columns-repeated="2" table:style-name="ce2" office:value-type="float" office:value="0">
            <text:p>0</text:p>
          </table:table-cell>
          <table:table-cell table:style-name="ce2" office:value-type="float" office:value="1">
            <text:p>1</text:p>
          </table:table-cell>
          <table:covered-table-cell table:style-name="ce6"/>
        </table:table-row>
        <table:table-row table:style-name="ro1">
          <table:table-cell table:style-name="ce2" office:value-type="string">
            <text:p>track1.term1</text:p>
          </table:table-cell>
          <table:table-cell table:style-name="ce2" office:value-type="float" office:value="1">
            <text:p>1</text:p>
          </table:table-cell>
          <table:table-cell table:number-columns-repeated="3" table:style-name="ce2" office:value-type="float" office:value="0">
            <text:p>0</text:p>
          </table:table-cell>
          <table:table-cell table:style-name="ce2" office:value-type="float" office:value="1">
            <text:p>1</text:p>
          </table:table-cell>
          <table:covered-table-cell table:style-name="ce6"/>
        </table:table-row>
        <table:table-row table:style-name="ro1">
          <table:table-cell table:style-name="ce2" office:value-type="string">
            <text:p>...</text:p>
          </table:table-cell>
          <table:table-cell table:number-columns-repeated="3" table:style-name="ce2" office:value-type="float" office:value="0">
            <text:p>0</text:p>
          </table:table-cell>
          <table:table-cell table:style-name="ce2" office:value-type="float" office:value="1">
            <text:p>1</text:p>
          </table:table-cell>
          <table:table-cell table:style-name="ce2" office:value-type="float" office:value="0">
            <text:p>0</text:p>
          </table:table-cell>
          <table:covered-table-cell table:style-name="ce6"/>
        </table:table-row>
        <table:table-row table:style-name="ro1">
          <table:table-cell table:style-name="ce2" office:value-type="string">
            <text:p>trackN.termN</text:p>
          </table:table-cell>
          <table:table-cell table:number-columns-repeated="2" table:style-name="ce2" office:value-type="float" office:value="1">
            <text:p>1</text:p>
          </table:table-cell>
          <table:table-cell table:number-columns-repeated="3" table:style-name="ce2" office:value-type="float" office:value="0">
            <text:p>0</text:p>
          </table:table-cell>
          <table:covered-table-cell table:style-name="ce6"/>
        </table:table-row>
        <table:table-row table:style-name="ro1">
          <table:table-cell table:style-name="ce2" office:value-type="string">
            <text:p>query.term1_&amp;_query.term2</text:p>
          </table:table-cell>
          <table:table-cell table:style-name="ce2" office:value-type="float" office:value="0">
            <text:p>0</text:p>
          </table:table-cell>
          <table:table-cell table:style-name="ce2" office:value-type="float" office:value="1">
            <text:p>1</text:p>
          </table:table-cell>
          <table:table-cell table:number-columns-repeated="3" table:style-name="ce2" office:value-type="float" office:value="0">
            <text:p>0</text:p>
          </table:table-cell>
          <table:table-cell table:style-name="ce7" office:value-type="string" table:number-columns-spanned="1" table:number-rows-spanned="3">
            <text:p>compound term rows</text:p>
          </table:table-cell>
        </table:table-row>
        <table:table-row table:style-name="ro1">
          <table:table-cell table:style-name="ce2" office:value-type="string">
            <text:p>...</text:p>
          </table:table-cell>
          <table:table-cell table:number-columns-repeated="5" table:style-name="ce2" office:value-type="float" office:value="0">
            <text:p>0</text:p>
          </table:table-cell>
          <table:covered-table-cell table:style-name="ce6"/>
        </table:table-row>
        <table:table-row table:style-name="ro1">
          <table:table-cell table:style-name="ce2" office:value-type="string">
            <text:p>track1.term2_&amp;_trackN.term3_&amp;_trackN.termN</text:p>
          </table:table-cell>
          <table:table-cell table:number-columns-repeated="2" table:style-name="ce2" office:value-type="float" office:value="1">
            <text:p>1</text:p>
          </table:table-cell>
          <table:table-cell table:number-columns-repeated="3" table:style-name="ce2" office:value-type="float" office:value="0">
            <text:p>0</text:p>
          </table:table-cell>
          <table:covered-table-cell table:style-name="ce6"/>
        </table:table-row>
        <table:table-row table:style-name="ro1" table:number-rows-repeated="65524">
          <table:table-cell table:number-columns-repeated="7"/>
        </table:table-row>
        <table:table-row table:style-name="ro1">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style:font-family-generic="swiss" style:font-pitch="variable"/>
    <style:font-face style:name="Arial" svg:font-family="Arial"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rial" style:language-asian="zxx" style:country-asian="none" style:font-name-complex="Arial"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05">11/05/2007</text:date>, <text:time>16:2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style:font-family-generic="swiss" style:font-pitch="variable"/>
    <style:font-face style:name="Arial" svg:font-family="Arial"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0.3402in"/>
    </style:style>
    <style:style style:name="co3" style:family="table-column">
      <style:table-column-properties fo:break-before="auto" style:column-width="0.3299in"/>
    </style:style>
    <style:style style:name="co4" style:family="table-column">
      <style:table-column-properties fo:break-before="auto" style:column-width="0.2953in"/>
    </style:style>
    <style:style style:name="co5" style:family="table-column">
      <style:table-column-properties fo:break-before="auto" style:column-width="0.2429in"/>
    </style:style>
    <style:style style:name="co6" style:family="table-column">
      <style:table-column-properties fo:break-before="auto" style:column-width="0.3154in"/>
    </style:style>
    <style:style style:name="co7"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weight="bold"/>
    </style:style>
    <style:style style:name="ce2" style:family="table-cell" style:parent-style-name="Default">
      <style:table-cell-properties fo:background-color="#bddd8d" fo:border="0.0008in solid #000000"/>
    </style:style>
    <style:style style:name="ce3" style:family="table-cell" style:parent-style-name="Default">
      <style:table-cell-properties fo:background-color="#ffff99"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7">
          <table:table-cell table:number-columns-repeated="6"/>
        </table:table-row>
        <table:table-row table:style-name="ro1">
          <table:table-cell table:style-name="ce1" office:value-type="string">
            <text:p>Term</text:p>
          </table:table-cell>
          <table:table-cell table:style-name="ce1" office:value-type="string">
            <text:p>q1</text:p>
          </table:table-cell>
          <table:table-cell table:style-name="ce1" office:value-type="string">
            <text:p>q2</text:p>
          </table:table-cell>
          <table:table-cell table:style-name="ce1" office:value-type="string">
            <text:p>q3</text:p>
          </table:table-cell>
          <table:table-cell table:style-name="ce1" office:value-type="string">
            <text:p>...</text:p>
          </table:table-cell>
          <table:table-cell table:style-name="ce1" office:value-type="string">
            <text:p>qN</text:p>
          </table:table-cell>
        </table:table-row>
        <table:table-row table:style-name="ro1">
          <table:table-cell table:style-name="ce2" office:value-type="string">
            <text:p>query.id.locus1</text:p>
          </table:table-cell>
          <table:table-cell table:style-name="ce2" office:value-type="float" office:value="0">
            <text:p>0</text:p>
          </table:table-cell>
          <table:table-cell table:number-columns-repeated="2" table:style-name="ce2" office:value-type="float" office:value="1">
            <text:p>1</text:p>
          </table:table-cell>
          <table:table-cell table:style-name="ce2" office:value-type="float" office:value="0">
            <text:p>0</text:p>
          </table:table-cell>
          <table:table-cell table:style-name="ce2" office:value-type="float" office:value="1">
            <text:p>1</text:p>
          </table:table-cell>
        </table:table-row>
        <table:table-row table:style-name="ro1">
          <table:table-cell table:style-name="ce2" office:value-type="string">
            <text:p>query.source.refseq</text:p>
          </table:table-cell>
          <table:table-cell table:number-columns-repeated="5" table:style-name="ce2" office:value-type="float" office:value="1">
            <text:p>1</text:p>
          </table:table-cell>
        </table:table-row>
        <table:table-row table:style-name="ro1">
          <table:table-cell table:style-name="ce2" office:value-type="string">
            <text:p>query.type.3UTR</text:p>
          </table:table-cell>
          <table:table-cell table:number-columns-repeated="2" table:style-name="ce2" office:value-type="float" office:value="1">
            <text:p>1</text:p>
          </table:table-cell>
          <table:table-cell table:number-columns-repeated="2" table:style-name="ce2" office:value-type="float" office:value="0">
            <text:p>0</text:p>
          </table:table-cell>
          <table:table-cell table:style-name="ce2" office:value-type="float" office:value="1">
            <text:p>1</text:p>
          </table:table-cell>
        </table:table-row>
        <table:table-row table:style-name="ro1">
          <table:table-cell table:style-name="ce2" office:value-type="string">
            <text:p>query.chr.chr1</text:p>
          </table:table-cell>
          <table:table-cell table:style-name="ce2" office:value-type="float" office:value="1">
            <text:p>1</text:p>
          </table:table-cell>
          <table:table-cell table:number-columns-repeated="3" table:style-name="ce2" office:value-type="float" office:value="0">
            <text:p>0</text:p>
          </table:table-cell>
          <table:table-cell table:style-name="ce2" office:value-type="float" office:value="1">
            <text:p>1</text:p>
          </table:table-cell>
        </table:table-row>
        <table:table-row table:style-name="ro1">
          <table:table-cell table:style-name="ce2" office:value-type="string">
            <text:p>query.strand.+</text:p>
          </table:table-cell>
          <table:table-cell table:style-name="ce2" office:value-type="float" office:value="1">
            <text:p>1</text:p>
          </table:table-cell>
          <table:table-cell table:number-columns-repeated="2" table:style-name="ce2" office:value-type="float" office:value="0">
            <text:p>0</text:p>
          </table:table-cell>
          <table:table-cell table:number-columns-repeated="2" table:style-name="ce2" office:value-type="float" office:value="1">
            <text:p>1</text:p>
          </table:table-cell>
        </table:table-row>
        <table:table-row table:style-name="ro1">
          <table:table-cell table:style-name="ce2" office:value-type="string">
            <text:p>query.prop.weeble</text:p>
          </table:table-cell>
          <table:table-cell table:number-columns-repeated="4" table:style-name="ce2" office:value-type="float" office:value="1">
            <text:p>1</text:p>
          </table:table-cell>
          <table:table-cell table:style-name="ce2" office:value-type="float" office:value="0">
            <text:p>0</text:p>
          </table:table-cell>
        </table:table-row>
        <table:table-row table:style-name="ro1">
          <table:table-cell table:style-name="ce3" office:value-type="string">
            <text:p>tfbs.id.v$foxm1</text:p>
          </table:table-cell>
          <table:table-cell table:style-name="ce3" office:value-type="float" office:value="0">
            <text:p>0</text:p>
          </table:table-cell>
          <table:table-cell table:style-name="ce3" office:value-type="float" office:value="1">
            <text:p>1</text:p>
          </table:table-cell>
          <table:table-cell table:number-columns-repeated="2" table:style-name="ce3" office:value-type="float" office:value="0">
            <text:p>0</text:p>
          </table:table-cell>
          <table:table-cell table:style-name="ce3" office:value-type="float" office:value="1">
            <text:p>1</text:p>
          </table:table-cell>
        </table:table-row>
        <table:table-row table:style-name="ro1">
          <table:table-cell table:style-name="ce3" office:value-type="string">
            <text:p>tfbs.source.transfac</text:p>
          </table:table-cell>
          <table:table-cell table:number-columns-repeated="5" table:style-name="ce3" office:value-type="float" office:value="1">
            <text:p>1</text:p>
          </table:table-cell>
        </table:table-row>
        <table:table-row table:style-name="ro1">
          <table:table-cell table:style-name="ce3" office:value-type="string">
            <text:p>tfbs.type.tfbs.pred</text:p>
          </table:table-cell>
          <table:table-cell table:number-columns-repeated="4" table:style-name="ce3" office:value-type="float" office:value="1">
            <text:p>1</text:p>
          </table:table-cell>
          <table:table-cell table:style-name="ce3" office:value-type="float" office:value="0">
            <text:p>0</text:p>
          </table:table-cell>
        </table:table-row>
        <table:table-row table:style-name="ro1">
          <table:table-cell table:style-name="ce3" office:value-type="string">
            <text:p>tfbs.tfname.FoxM1</text:p>
          </table:table-cell>
          <table:table-cell table:style-name="ce3" office:value-type="float" office:value="0">
            <text:p>0</text:p>
          </table:table-cell>
          <table:table-cell table:style-name="ce3" office:value-type="float" office:value="1">
            <text:p>1</text:p>
          </table:table-cell>
          <table:table-cell table:number-columns-repeated="2" table:style-name="ce3" office:value-type="float" office:value="0">
            <text:p>0</text:p>
          </table:table-cell>
          <table:table-cell table:style-name="ce3" office:value-type="float" office:value="1">
            <text:p>1</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style:font-family-generic="swiss" style:font-pitch="variable"/>
    <style:font-face style:name="Arial" svg:font-family="Arial"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rial" style:language-asian="zxx" style:country-asian="none" style:font-name-complex="Arial"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3">09/13/2007</text:date>, <text:time>17:19:27</text:time></text:p>
        </style:region-right>
      </style:header>
      <style:header-left style:display="false"/>
      <style:footer>
        <text:p>Page <text:page-number>1</text:page-number> / <text:page-count>99</text:page-count></text:p>
      </style:footer>
      <style:footer-left style:display="false"/>
    </style:master-page>
  </office:master-styles>
</office:document-styles>
</file>